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0.7654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1.5465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03">
      <style:text-properties fo:font-weight="bold" style:font-weight-asian="bold" style:font-weight-complex="bold"/>
    </style:style>
    <style:style style:name="ce7" style:family="table-cell" style:parent-style-name="Default" style:data-style-name="N10"/>
    <style:style style:name="ce8" style:family="table-cell" style:parent-style-name="Default" style:data-style-name="N10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6" table:default-cell-style-name="Default"/>
        <table:table-column table:style-name="co6" table:default-cell-style-name="ce7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Age and Income by PUMA for Kansas and Missouri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d on American Community Survey, 5-Year (2012-2016)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PUMA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Dental Offices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Median Household Income (2016 Dollars)</text:p>
          </table:table-cell>
          <table:table-cell table:style-name="ce2" office:value-type="string" calcext:value-type="string">
            <text:p>Median Age</text:p>
          </table:table-cell>
          <table:table-cell table:style-name="ce2" office:value-type="string" calcext:value-type="string">
            <text:p>Percent Aged 60 or Older</text:p>
          </table:table-cell>
          <table:table-cell table:style-name="ce9"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604" calcext:value-type="float">
            <text:p>604</text:p>
          </table:table-cell>
          <table:table-cell table:formula="of:=IFERROR(VLOOKUP([.$A5]&amp;[.$B5];['PUMA Descriptions'.$A$2:.$E$70];4;0);&quot;&quot;)" office:value-type="string" office:string-value="SE Johnson County" calcext:value-type="string">
            <text:p>SE Johnson County</text:p>
          </table:table-cell>
          <table:table-cell table:formula="of:=IFERROR(VLOOKUP([.$A5]&amp;[.$B5];['PUMA Descriptions'.$A$2:.$E$70];5;0);&quot;&quot;)" office:value-type="string" office:string-value="Overland Park, Stilwell" calcext:value-type="string">
            <text:p>Overland Park, Stilwell</text:p>
          </table:table-cell>
          <table:table-cell/>
          <table:table-cell office:value-type="float" office:value="144839" calcext:value-type="float">
            <text:p>144,839</text:p>
          </table:table-cell>
          <table:table-cell office:value-type="currency" office:currency="USD" office:value="106734.1456" calcext:value-type="currency">
            <text:p>$106,734</text:p>
          </table:table-cell>
          <table:table-cell office:value-type="float" office:value="39" calcext:value-type="float">
            <text:p>39</text:p>
          </table:table-cell>
          <table:table-cell office:value-type="percentage" office:value="0.188996057691644" calcext:value-type="percentage">
            <text:p>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701" calcext:value-type="float">
            <text:p>1701</text:p>
          </table:table-cell>
          <table:table-cell table:formula="of:=IFERROR(VLOOKUP([.$A6]&amp;[.$B6];['PUMA Descriptions'.$A$2:.$E$70];4;0);&quot;&quot;)" office:value-type="string" office:string-value="St. Charles County" calcext:value-type="string">
            <text:p>St. Charles County</text:p>
          </table:table-cell>
          <table:table-cell table:formula="of:=IFERROR(VLOOKUP([.$A6]&amp;[.$B6];['PUMA Descriptions'.$A$2:.$E$70];5;0);&quot;&quot;)" office:value-type="float" office:value="0" calcext:value-type="float">
            <text:p/>
          </table:table-cell>
          <table:table-cell/>
          <table:table-cell office:value-type="float" office:value="110825" calcext:value-type="float">
            <text:p>110,825</text:p>
          </table:table-cell>
          <table:table-cell office:value-type="currency" office:currency="USD" office:value="85168.944" calcext:value-type="currency">
            <text:p>$85,169</text:p>
          </table:table-cell>
          <table:table-cell office:value-type="float" office:value="38" calcext:value-type="float">
            <text:p>38</text:p>
          </table:table-cell>
          <table:table-cell office:value-type="percentage" office:value="0.190029325513196" calcext:value-type="percentage">
            <text:p>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601" calcext:value-type="float">
            <text:p>601</text:p>
          </table:table-cell>
          <table:table-cell table:formula="of:=IFERROR(VLOOKUP([.$A7]&amp;[.$B7];['PUMA Descriptions'.$A$2:.$E$70];4;0);&quot;&quot;)" office:value-type="string" office:string-value="NW Johnson County" calcext:value-type="string">
            <text:p>NW Johnson County</text:p>
          </table:table-cell>
          <table:table-cell table:formula="of:=IFERROR(VLOOKUP([.$A7]&amp;[.$B7];['PUMA Descriptions'.$A$2:.$E$70];5;0);&quot;&quot;)" office:value-type="string" office:string-value="Shawnee, Lenexa" calcext:value-type="string">
            <text:p>Shawnee, Lenexa</text:p>
          </table:table-cell>
          <table:table-cell office:value-type="string" calcext:value-type="string">
            <text:p>Dr. Johnson / Miller, Sullivan and Associates</text:p>
          </table:table-cell>
          <table:table-cell office:value-type="float" office:value="116104" calcext:value-type="float">
            <text:p>116,104</text:p>
          </table:table-cell>
          <table:table-cell office:value-type="currency" office:currency="USD" office:value="81513.8692" calcext:value-type="currency">
            <text:p>$81,514</text:p>
          </table:table-cell>
          <table:table-cell office:value-type="float" office:value="38" calcext:value-type="float">
            <text:p>38</text:p>
          </table:table-cell>
          <table:table-cell office:value-type="percentage" office:value="0.182922207675877" calcext:value-type="percentage">
            <text:p>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702" calcext:value-type="float">
            <text:p>1702</text:p>
          </table:table-cell>
          <table:table-cell table:formula="of:=IFERROR(VLOOKUP([.$A8]&amp;[.$B8];['PUMA Descriptions'.$A$2:.$E$70];4;0);&quot;&quot;)" office:value-type="string" office:string-value="St. Charles County" calcext:value-type="string">
            <text:p>St. Charles County</text:p>
          </table:table-cell>
          <table:table-cell table:formula="of:=IFERROR(VLOOKUP([.$A8]&amp;[.$B8];['PUMA Descriptions'.$A$2:.$E$70];5;0);&quot;&quot;)" office:value-type="float" office:value="0" calcext:value-type="float">
            <text:p/>
          </table:table-cell>
          <table:table-cell/>
          <table:table-cell office:value-type="float" office:value="137192" calcext:value-type="float">
            <text:p>137,192</text:p>
          </table:table-cell>
          <table:table-cell office:value-type="currency" office:currency="USD" office:value="81113.28" calcext:value-type="currency">
            <text:p>$81,113</text:p>
          </table:table-cell>
          <table:table-cell office:value-type="float" office:value="36" calcext:value-type="float">
            <text:p>36</text:p>
          </table:table-cell>
          <table:table-cell office:value-type="percentage" office:value="0.169339320076972" calcext:value-type="percentage">
            <text:p>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4" calcext:value-type="float">
            <text:p>1804</text:p>
          </table:table-cell>
          <table:table-cell table:formula="of:=IFERROR(VLOOKUP([.$A9]&amp;[.$B9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9]&amp;[.$B9];['PUMA Descriptions'.$A$2:.$E$70];5;0);&quot;&quot;)" office:value-type="float" office:value="0" calcext:value-type="float">
            <text:p/>
          </table:table-cell>
          <table:table-cell/>
          <table:table-cell office:value-type="float" office:value="113454" calcext:value-type="float">
            <text:p>113,454</text:p>
          </table:table-cell>
          <table:table-cell office:value-type="currency" office:currency="USD" office:value="80606.322" calcext:value-type="currency">
            <text:p>$80,606</text:p>
          </table:table-cell>
          <table:table-cell office:value-type="float" office:value="42" calcext:value-type="float">
            <text:p>42</text:p>
          </table:table-cell>
          <table:table-cell office:value-type="percentage" office:value="0.254728788760202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6" calcext:value-type="float">
            <text:p>1806</text:p>
          </table:table-cell>
          <table:table-cell table:formula="of:=IFERROR(VLOOKUP([.$A10]&amp;[.$B10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10]&amp;[.$B10];['PUMA Descriptions'.$A$2:.$E$70];5;0);&quot;&quot;)" office:value-type="float" office:value="0" calcext:value-type="float">
            <text:p/>
          </table:table-cell>
          <table:table-cell/>
          <table:table-cell office:value-type="float" office:value="115812" calcext:value-type="float">
            <text:p>115,812</text:p>
          </table:table-cell>
          <table:table-cell office:value-type="currency" office:currency="USD" office:value="80532.6777" calcext:value-type="currency">
            <text:p>$80,533</text:p>
          </table:table-cell>
          <table:table-cell office:value-type="float" office:value="42" calcext:value-type="float">
            <text:p>42</text:p>
          </table:table-cell>
          <table:table-cell office:value-type="percentage" office:value="0.244715573515698" calcext:value-type="percentage">
            <text:p>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004" calcext:value-type="float">
            <text:p>1004</text:p>
          </table:table-cell>
          <table:table-cell table:formula="of:=IFERROR(VLOOKUP([.$A11]&amp;[.$B11];['PUMA Descriptions'.$A$2:.$E$70];4;0);&quot;&quot;)" office:value-type="string" office:string-value="South-Central Jackson County" calcext:value-type="string">
            <text:p>South-Central Jackson County</text:p>
          </table:table-cell>
          <table:table-cell table:formula="of:=IFERROR(VLOOKUP([.$A11]&amp;[.$B11];['PUMA Descriptions'.$A$2:.$E$70];5;0);&quot;&quot;)" office:value-type="string" office:string-value="Lee's Summit" calcext:value-type="string">
            <text:p>Lee's Summit</text:p>
          </table:table-cell>
          <table:table-cell/>
          <table:table-cell office:value-type="float" office:value="104923" calcext:value-type="float">
            <text:p>104,923</text:p>
          </table:table-cell>
          <table:table-cell office:value-type="currency" office:currency="USD" office:value="79202.25" calcext:value-type="currency">
            <text:p>$79,202</text:p>
          </table:table-cell>
          <table:table-cell office:value-type="float" office:value="37" calcext:value-type="float">
            <text:p>37</text:p>
          </table:table-cell>
          <table:table-cell office:value-type="percentage" office:value="0.18591729172822" calcext:value-type="percentage">
            <text:p>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8" calcext:value-type="float">
            <text:p>1808</text:p>
          </table:table-cell>
          <table:table-cell table:formula="of:=IFERROR(VLOOKUP([.$A12]&amp;[.$B12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12]&amp;[.$B12];['PUMA Descriptions'.$A$2:.$E$70];5;0);&quot;&quot;)" office:value-type="float" office:value="0" calcext:value-type="float">
            <text:p/>
          </table:table-cell>
          <table:table-cell/>
          <table:table-cell office:value-type="float" office:value="137218" calcext:value-type="float">
            <text:p>137,218</text:p>
          </table:table-cell>
          <table:table-cell office:value-type="currency" office:currency="USD" office:value="74804.548" calcext:value-type="currency">
            <text:p>$74,805</text:p>
          </table:table-cell>
          <table:table-cell office:value-type="float" office:value="44" calcext:value-type="float">
            <text:p>44</text:p>
          </table:table-cell>
          <table:table-cell office:value-type="percentage" office:value="0.251264411374601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603" calcext:value-type="float">
            <text:p>603</text:p>
          </table:table-cell>
          <table:table-cell table:formula="of:=IFERROR(VLOOKUP([.$A13]&amp;[.$B13];['PUMA Descriptions'.$A$2:.$E$70];4;0);&quot;&quot;)" office:value-type="string" office:string-value="SW Johnson County" calcext:value-type="string">
            <text:p>SW Johnson County</text:p>
          </table:table-cell>
          <table:table-cell table:formula="of:=IFERROR(VLOOKUP([.$A13]&amp;[.$B13];['PUMA Descriptions'.$A$2:.$E$70];5;0);&quot;&quot;)" office:value-type="string" office:string-value="Olathe, Gardner" calcext:value-type="string">
            <text:p>Olathe, Gardner</text:p>
          </table:table-cell>
          <table:table-cell/>
          <table:table-cell office:value-type="float" office:value="158524" calcext:value-type="float">
            <text:p>158,524</text:p>
          </table:table-cell>
          <table:table-cell office:value-type="currency" office:currency="USD" office:value="69349.756" calcext:value-type="currency">
            <text:p>$69,350</text:p>
          </table:table-cell>
          <table:table-cell office:value-type="float" office:value="34" calcext:value-type="float">
            <text:p>34</text:p>
          </table:table-cell>
          <table:table-cell office:value-type="percentage" office:value="0.136162347657137" calcext:value-type="percentage">
            <text:p>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03" calcext:value-type="float">
            <text:p>903</text:p>
          </table:table-cell>
          <table:table-cell table:formula="of:=IFERROR(VLOOKUP([.$A14]&amp;[.$B14];['PUMA Descriptions'.$A$2:.$E$70];4;0);&quot;&quot;)" office:value-type="string" office:string-value="Platte County" calcext:value-type="string">
            <text:p>Platte County</text:p>
          </table:table-cell>
          <table:table-cell table:formula="of:=IFERROR(VLOOKUP([.$A14]&amp;[.$B14];['PUMA Descriptions'.$A$2:.$E$70];5;0);&quot;&quot;)" office:value-type="float" office:value="0" calcext:value-type="float">
            <text:p/>
          </table:table-cell>
          <table:table-cell/>
          <table:table-cell office:value-type="float" office:value="105887" calcext:value-type="float">
            <text:p>105,887</text:p>
          </table:table-cell>
          <table:table-cell office:value-type="currency" office:currency="USD" office:value="68641.95" calcext:value-type="currency">
            <text:p>$68,642</text:p>
          </table:table-cell>
          <table:table-cell office:value-type="float" office:value="37" calcext:value-type="float">
            <text:p>37</text:p>
          </table:table-cell>
          <table:table-cell office:value-type="percentage" office:value="0.184186916240898" calcext:value-type="percentage">
            <text:p>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602" calcext:value-type="float">
            <text:p>602</text:p>
          </table:table-cell>
          <table:table-cell table:formula="of:=IFERROR(VLOOKUP([.$A15]&amp;[.$B15];['PUMA Descriptions'.$A$2:.$E$70];4;0);&quot;&quot;)" office:value-type="string" office:string-value="NE Johnson County" calcext:value-type="string">
            <text:p>NE Johnson County</text:p>
          </table:table-cell>
          <table:table-cell table:formula="of:=IFERROR(VLOOKUP([.$A15]&amp;[.$B15];['PUMA Descriptions'.$A$2:.$E$70];5;0);&quot;&quot;)" office:value-type="string" office:string-value="Overland Park, Mission, Leawood" calcext:value-type="string">
            <text:p>Overland Park, Mission, Leawood</text:p>
          </table:table-cell>
          <table:table-cell/>
          <table:table-cell office:value-type="float" office:value="153179" calcext:value-type="float">
            <text:p>153,179</text:p>
          </table:table-cell>
          <table:table-cell office:value-type="currency" office:currency="USD" office:value="65904.54" calcext:value-type="currency">
            <text:p>$65,905</text:p>
          </table:table-cell>
          <table:table-cell office:value-type="float" office:value="37" calcext:value-type="float">
            <text:p>37</text:p>
          </table:table-cell>
          <table:table-cell office:value-type="percentage" office:value="0.224756657244139" calcext:value-type="percentage">
            <text:p>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5" calcext:value-type="float">
            <text:p>1805</text:p>
          </table:table-cell>
          <table:table-cell table:formula="of:=IFERROR(VLOOKUP([.$A16]&amp;[.$B16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16]&amp;[.$B16];['PUMA Descriptions'.$A$2:.$E$70];5;0);&quot;&quot;)" office:value-type="float" office:value="0" calcext:value-type="float">
            <text:p/>
          </table:table-cell>
          <table:table-cell/>
          <table:table-cell office:value-type="float" office:value="117971" calcext:value-type="float">
            <text:p>117,971</text:p>
          </table:table-cell>
          <table:table-cell office:value-type="currency" office:currency="USD" office:value="63951.272" calcext:value-type="currency">
            <text:p>$63,951</text:p>
          </table:table-cell>
          <table:table-cell office:value-type="float" office:value="40" calcext:value-type="float">
            <text:p>40</text:p>
          </table:table-cell>
          <table:table-cell office:value-type="percentage" office:value="0.24255961210806" calcext:value-type="percentage">
            <text:p>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01" calcext:value-type="float">
            <text:p>901</text:p>
          </table:table-cell>
          <table:table-cell table:formula="of:=IFERROR(VLOOKUP([.$A17]&amp;[.$B17];['PUMA Descriptions'.$A$2:.$E$70];4;0);&quot;&quot;)" office:value-type="string" office:string-value="Clay County excluding North Kansas City" calcext:value-type="string">
            <text:p>Clay County excluding North Kansas City</text:p>
          </table:table-cell>
          <table:table-cell table:formula="of:=IFERROR(VLOOKUP([.$A17]&amp;[.$B17];['PUMA Descriptions'.$A$2:.$E$70];5;0);&quot;&quot;)" office:value-type="float" office:value="0" calcext:value-type="float">
            <text:p/>
          </table:table-cell>
          <table:table-cell/>
          <table:table-cell office:value-type="float" office:value="111351" calcext:value-type="float">
            <text:p>111,351</text:p>
          </table:table-cell>
          <table:table-cell office:value-type="currency" office:currency="USD" office:value="63929.273" calcext:value-type="currency">
            <text:p>$63,929</text:p>
          </table:table-cell>
          <table:table-cell office:value-type="float" office:value="37" calcext:value-type="float">
            <text:p>37</text:p>
          </table:table-cell>
          <table:table-cell office:value-type="percentage" office:value="0.175723612720137" calcext:value-type="percentage">
            <text:p>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003" calcext:value-type="float">
            <text:p>1003</text:p>
          </table:table-cell>
          <table:table-cell table:formula="of:=IFERROR(VLOOKUP([.$A18]&amp;[.$B18];['PUMA Descriptions'.$A$2:.$E$70];4;0);&quot;&quot;)" office:value-type="string" office:string-value="Eastern Jackson County" calcext:value-type="string">
            <text:p>Eastern Jackson County</text:p>
          </table:table-cell>
          <table:table-cell table:formula="of:=IFERROR(VLOOKUP([.$A18]&amp;[.$B18];['PUMA Descriptions'.$A$2:.$E$70];5;0);&quot;&quot;)" office:value-type="string" office:string-value="Blue Springs" calcext:value-type="string">
            <text:p>Blue Springs</text:p>
          </table:table-cell>
          <table:table-cell/>
          <table:table-cell office:value-type="float" office:value="132549" calcext:value-type="float">
            <text:p>132,549</text:p>
          </table:table-cell>
          <table:table-cell office:value-type="currency" office:currency="USD" office:value="62507.405" calcext:value-type="currency">
            <text:p>$62,507</text:p>
          </table:table-cell>
          <table:table-cell office:value-type="float" office:value="36" calcext:value-type="float">
            <text:p>36</text:p>
          </table:table-cell>
          <table:table-cell office:value-type="percentage" office:value="0.184822216689677" calcext:value-type="percentage">
            <text:p>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301" calcext:value-type="float">
            <text:p>1301</text:p>
          </table:table-cell>
          <table:table-cell table:formula="of:=IFERROR(VLOOKUP([.$A19]&amp;[.$B19];['PUMA Descriptions'.$A$2:.$E$70];4;0);&quot;&quot;)" office:value-type="string" office:string-value="Northwest of Wichita" calcext:value-type="string">
            <text:p>Northwest of Wichita</text:p>
          </table:table-cell>
          <table:table-cell table:formula="of:=IFERROR(VLOOKUP([.$A19]&amp;[.$B19];['PUMA Descriptions'.$A$2:.$E$70];5;0);&quot;&quot;)" office:value-type="string" office:string-value="Newton" calcext:value-type="string">
            <text:p>Newton</text:p>
          </table:table-cell>
          <table:table-cell/>
          <table:table-cell office:value-type="float" office:value="161125" calcext:value-type="float">
            <text:p>161,125</text:p>
          </table:table-cell>
          <table:table-cell office:value-type="currency" office:currency="USD" office:value="60649.8914" calcext:value-type="currency">
            <text:p>$60,650</text:p>
          </table:table-cell>
          <table:table-cell office:value-type="float" office:value="37" calcext:value-type="float">
            <text:p>37</text:p>
          </table:table-cell>
          <table:table-cell office:value-type="percentage" office:value="0.20022342901474" calcext:value-type="percentage">
            <text:p>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7" calcext:value-type="float">
            <text:p>1807</text:p>
          </table:table-cell>
          <table:table-cell table:formula="of:=IFERROR(VLOOKUP([.$A20]&amp;[.$B20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20]&amp;[.$B20];['PUMA Descriptions'.$A$2:.$E$70];5;0);&quot;&quot;)" office:value-type="float" office:value="0" calcext:value-type="float">
            <text:p/>
          </table:table-cell>
          <table:table-cell/>
          <table:table-cell office:value-type="float" office:value="160650" calcext:value-type="float">
            <text:p>160,650</text:p>
          </table:table-cell>
          <table:table-cell office:value-type="currency" office:currency="USD" office:value="59560.092" calcext:value-type="currency">
            <text:p>$59,560</text:p>
          </table:table-cell>
          <table:table-cell office:value-type="float" office:value="41" calcext:value-type="float">
            <text:p>41</text:p>
          </table:table-cell>
          <table:table-cell office:value-type="percentage" office:value="0.248322440087146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001" calcext:value-type="float">
            <text:p>2001</text:p>
          </table:table-cell>
          <table:table-cell table:formula="of:=IFERROR(VLOOKUP([.$A21]&amp;[.$B21];['PUMA Descriptions'.$A$2:.$E$70];4;0);&quot;&quot;)" office:value-type="string" office:string-value="North Jefferson County" calcext:value-type="string">
            <text:p>North Jefferson County</text:p>
          </table:table-cell>
          <table:table-cell table:formula="of:=IFERROR(VLOOKUP([.$A21]&amp;[.$B21];['PUMA Descriptions'.$A$2:.$E$70];5;0);&quot;&quot;)" office:value-type="float" office:value="0" calcext:value-type="float">
            <text:p/>
          </table:table-cell>
          <table:table-cell/>
          <table:table-cell office:value-type="float" office:value="110707" calcext:value-type="float">
            <text:p>110,707</text:p>
          </table:table-cell>
          <table:table-cell office:value-type="currency" office:currency="USD" office:value="59137.68" calcext:value-type="currency">
            <text:p>$59,138</text:p>
          </table:table-cell>
          <table:table-cell office:value-type="float" office:value="37" calcext:value-type="float">
            <text:p>37</text:p>
          </table:table-cell>
          <table:table-cell office:value-type="percentage" office:value="0.186248385377618" calcext:value-type="percentage">
            <text:p>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02" calcext:value-type="float">
            <text:p>902</text:p>
          </table:table-cell>
          <table:table-cell table:formula="of:=IFERROR(VLOOKUP([.$A22]&amp;[.$B22];['PUMA Descriptions'.$A$2:.$E$70];4;0);&quot;&quot;)" office:value-type="string" office:string-value="Northland" calcext:value-type="string">
            <text:p>Northland</text:p>
          </table:table-cell>
          <table:table-cell table:formula="of:=IFERROR(VLOOKUP([.$A22]&amp;[.$B22];['PUMA Descriptions'.$A$2:.$E$70];5;0);&quot;&quot;)" office:value-type="string" office:string-value="North Kansas City, Gladstone" calcext:value-type="string">
            <text:p>North Kansas City, Gladstone</text:p>
          </table:table-cell>
          <table:table-cell/>
          <table:table-cell office:value-type="float" office:value="111031" calcext:value-type="float">
            <text:p>111,031</text:p>
          </table:table-cell>
          <table:table-cell office:value-type="currency" office:currency="USD" office:value="57142.1062" calcext:value-type="currency">
            <text:p>$57,142</text:p>
          </table:table-cell>
          <table:table-cell office:value-type="float" office:value="36" calcext:value-type="float">
            <text:p>36</text:p>
          </table:table-cell>
          <table:table-cell office:value-type="percentage" office:value="0.196467653177941" calcext:value-type="percentage">
            <text:p>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703" calcext:value-type="float">
            <text:p>1703</text:p>
          </table:table-cell>
          <table:table-cell table:formula="of:=IFERROR(VLOOKUP([.$A23]&amp;[.$B23];['PUMA Descriptions'.$A$2:.$E$70];4;0);&quot;&quot;)" office:value-type="string" office:string-value="St. Charles County" calcext:value-type="string">
            <text:p>St. Charles County</text:p>
          </table:table-cell>
          <table:table-cell table:formula="of:=IFERROR(VLOOKUP([.$A23]&amp;[.$B23];['PUMA Descriptions'.$A$2:.$E$70];5;0);&quot;&quot;)" office:value-type="float" office:value="0" calcext:value-type="float">
            <text:p/>
          </table:table-cell>
          <table:table-cell/>
          <table:table-cell office:value-type="float" office:value="131734" calcext:value-type="float">
            <text:p>131,734</text:p>
          </table:table-cell>
          <table:table-cell office:value-type="currency" office:currency="USD" office:value="56327.6067" calcext:value-type="currency">
            <text:p>$56,328</text:p>
          </table:table-cell>
          <table:table-cell office:value-type="float" office:value="38" calcext:value-type="float">
            <text:p>38</text:p>
          </table:table-cell>
          <table:table-cell office:value-type="percentage" office:value="0.211873927763523" calcext:value-type="percentage">
            <text:p>21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nited States</text:p>
          </table:table-cell>
          <table:table-cell table:style-name="ce1" office:value-type="string" calcext:value-type="string">
            <text:p>National</text:p>
          </table:table-cell>
          <table:table-cell table:style-name="ce1" table:formula="of:=IFERROR(VLOOKUP([.$A24]&amp;[.$B24];['PUMA Descriptions'.$A$2:.$E$70];4;0);&quot;&quot;)">
            <text:p/>
          </table:table-cell>
          <table:table-cell table:style-name="ce1" table:formula="of:=IFERROR(VLOOKUP([.$A24]&amp;[.$B24];['PUMA Descriptions'.$A$2:.$E$70];5;0);&quot;&quot;)">
            <text:p/>
          </table:table-cell>
          <table:table-cell table:style-name="ce1"/>
          <table:table-cell table:style-name="ce4" office:value-type="float" office:value="318558162" calcext:value-type="float">
            <text:p>318,558,162</text:p>
          </table:table-cell>
          <table:table-cell table:style-name="ce6" office:value-type="currency" office:currency="USD" office:value="55322" calcext:value-type="currency">
            <text:p>$55,322</text:p>
          </table:table-cell>
          <table:table-cell table:style-name="ce1" office:value-type="float" office:value="37.7" calcext:value-type="float">
            <text:p>37.7</text:p>
          </table:table-cell>
          <table:table-cell table:style-name="ce8" office:value-type="percentage" office:value="0.2038901172" calcext:value-type="percentage">
            <text:p>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100" calcext:value-type="float">
            <text:p>1100</text:p>
          </table:table-cell>
          <table:table-cell table:formula="of:=IFERROR(VLOOKUP([.$A25]&amp;[.$B25];['PUMA Descriptions'.$A$2:.$E$70];4;0);&quot;&quot;)" office:value-type="string" office:string-value="South of Kansas City" calcext:value-type="string">
            <text:p>South of Kansas City</text:p>
          </table:table-cell>
          <table:table-cell table:formula="of:=IFERROR(VLOOKUP([.$A25]&amp;[.$B25];['PUMA Descriptions'.$A$2:.$E$70];5;0);&quot;&quot;)" office:value-type="float" office:value="0" calcext:value-type="float">
            <text:p/>
          </table:table-cell>
          <table:table-cell/>
          <table:table-cell office:value-type="float" office:value="118071" calcext:value-type="float">
            <text:p>118,071</text:p>
          </table:table-cell>
          <table:table-cell office:value-type="currency" office:currency="USD" office:value="54913.56" calcext:value-type="currency">
            <text:p>$54,914</text:p>
          </table:table-cell>
          <table:table-cell office:value-type="float" office:value="39" calcext:value-type="float">
            <text:p>39</text:p>
          </table:table-cell>
          <table:table-cell office:value-type="percentage" office:value="0.223509583216878" calcext:value-type="percentage">
            <text:p>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802" calcext:value-type="float">
            <text:p>802</text:p>
          </table:table-cell>
          <table:table-cell table:formula="of:=IFERROR(VLOOKUP([.$A26]&amp;[.$B26];['PUMA Descriptions'.$A$2:.$E$70];4;0);&quot;&quot;)" office:value-type="string" office:string-value="Shawnee County excluding Topeka" calcext:value-type="string">
            <text:p>Shawnee County excluding Topeka</text:p>
          </table:table-cell>
          <table:table-cell table:formula="of:=IFERROR(VLOOKUP([.$A26]&amp;[.$B26];['PUMA Descriptions'.$A$2:.$E$70];5;0);&quot;&quot;)" office:value-type="float" office:value="0" calcext:value-type="float">
            <text:p/>
          </table:table-cell>
          <table:table-cell/>
          <table:table-cell office:value-type="float" office:value="122700" calcext:value-type="float">
            <text:p>122,700</text:p>
          </table:table-cell>
          <table:table-cell office:value-type="currency" office:currency="USD" office:value="54175.0103" calcext:value-type="currency">
            <text:p>$54,175</text:p>
          </table:table-cell>
          <table:table-cell office:value-type="float" office:value="41" calcext:value-type="float">
            <text:p>41</text:p>
          </table:table-cell>
          <table:table-cell office:value-type="percentage" office:value="0.24319478402608" calcext:value-type="percentage">
            <text:p>2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idwest</text:p>
          </table:table-cell>
          <table:table-cell table:style-name="ce1" office:value-type="string" calcext:value-type="string">
            <text:p>Region</text:p>
          </table:table-cell>
          <table:table-cell table:style-name="ce1" table:number-columns-repeated="3"/>
          <table:table-cell table:style-name="ce4" office:value-type="float" office:value="67676480" calcext:value-type="float">
            <text:p>67,676,480</text:p>
          </table:table-cell>
          <table:table-cell table:style-name="ce6" office:value-type="currency" office:currency="USD" office:value="53593" calcext:value-type="currency">
            <text:p>$53,593</text:p>
          </table:table-cell>
          <table:table-cell table:style-name="ce1" office:value-type="float" office:value="38.2" calcext:value-type="float">
            <text:p>38.2</text:p>
          </table:table-cell>
          <table:table-cell table:style-name="ce8" office:value-type="percentage" office:value="0.209628382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302" calcext:value-type="float">
            <text:p>1302</text:p>
          </table:table-cell>
          <table:table-cell table:formula="of:=IFERROR(VLOOKUP([.$A28]&amp;[.$B28];['PUMA Descriptions'.$A$2:.$E$70];4;0);&quot;&quot;)" office:value-type="string" office:string-value="Northeast of Wichita" calcext:value-type="string">
            <text:p>Northeast of Wichita</text:p>
          </table:table-cell>
          <table:table-cell table:formula="of:=IFERROR(VLOOKUP([.$A28]&amp;[.$B28];['PUMA Descriptions'.$A$2:.$E$70];5;0);&quot;&quot;)" office:value-type="float" office:value="0" calcext:value-type="float">
            <text:p/>
          </table:table-cell>
          <table:table-cell/>
          <table:table-cell office:value-type="float" office:value="160736" calcext:value-type="float">
            <text:p>160,736</text:p>
          </table:table-cell>
          <table:table-cell office:value-type="currency" office:currency="USD" office:value="52842.853" calcext:value-type="currency">
            <text:p>$52,843</text:p>
          </table:table-cell>
          <table:table-cell office:value-type="float" office:value="36" calcext:value-type="float">
            <text:p>36</text:p>
          </table:table-cell>
          <table:table-cell office:value-type="percentage" office:value="0.20866514035437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304" calcext:value-type="float">
            <text:p>1304</text:p>
          </table:table-cell>
          <table:table-cell table:formula="of:=IFERROR(VLOOKUP([.$A29]&amp;[.$B29];['PUMA Descriptions'.$A$2:.$E$70];4;0);&quot;&quot;)" office:value-type="string" office:string-value="South of Wichita" calcext:value-type="string">
            <text:p>South of Wichita</text:p>
          </table:table-cell>
          <table:table-cell table:formula="of:=IFERROR(VLOOKUP([.$A29]&amp;[.$B29];['PUMA Descriptions'.$A$2:.$E$70];5;0);&quot;&quot;)" office:value-type="float" office:value="0" calcext:value-type="float">
            <text:p/>
          </table:table-cell>
          <table:table-cell/>
          <table:table-cell office:value-type="float" office:value="165662" calcext:value-type="float">
            <text:p>165,662</text:p>
          </table:table-cell>
          <table:table-cell office:value-type="currency" office:currency="USD" office:value="52803.9643" calcext:value-type="currency">
            <text:p>$52,804</text:p>
          </table:table-cell>
          <table:table-cell office:value-type="float" office:value="34" calcext:value-type="float">
            <text:p>34</text:p>
          </table:table-cell>
          <table:table-cell office:value-type="percentage" office:value="0.1804457268414" calcext:value-type="percentage">
            <text:p>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002" calcext:value-type="float">
            <text:p>2002</text:p>
          </table:table-cell>
          <table:table-cell table:formula="of:=IFERROR(VLOOKUP([.$A30]&amp;[.$B30];['PUMA Descriptions'.$A$2:.$E$70];4;0);&quot;&quot;)" office:value-type="string" office:string-value="South Jefferson County" calcext:value-type="string">
            <text:p>South Jefferson County</text:p>
          </table:table-cell>
          <table:table-cell table:formula="of:=IFERROR(VLOOKUP([.$A30]&amp;[.$B30];['PUMA Descriptions'.$A$2:.$E$70];5;0);&quot;&quot;)" office:value-type="float" office:value="0" calcext:value-type="float">
            <text:p/>
          </table:table-cell>
          <table:table-cell/>
          <table:table-cell office:value-type="float" office:value="111777" calcext:value-type="float">
            <text:p>111,777</text:p>
          </table:table-cell>
          <table:table-cell office:value-type="currency" office:currency="USD" office:value="51192.2695" calcext:value-type="currency">
            <text:p>$51,192</text:p>
          </table:table-cell>
          <table:table-cell office:value-type="float" office:value="40" calcext:value-type="float">
            <text:p>40</text:p>
          </table:table-cell>
          <table:table-cell office:value-type="percentage" office:value="0.202277749447561" calcext:value-type="percentage">
            <text:p>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200" calcext:value-type="float">
            <text:p>1200</text:p>
          </table:table-cell>
          <table:table-cell table:formula="of:=IFERROR(VLOOKUP([.$A31]&amp;[.$B31];['PUMA Descriptions'.$A$2:.$E$70];4;0);&quot;&quot;)" office:value-type="string" office:string-value="Southwest Kansas" calcext:value-type="string">
            <text:p>Southwest Kansas</text:p>
          </table:table-cell>
          <table:table-cell table:formula="of:=IFERROR(VLOOKUP([.$A31]&amp;[.$B31];['PUMA Descriptions'.$A$2:.$E$70];5;0);&quot;&quot;)" office:value-type="float" office:value="0" calcext:value-type="float">
            <text:p/>
          </table:table-cell>
          <table:table-cell/>
          <table:table-cell office:value-type="float" office:value="138485" calcext:value-type="float">
            <text:p>138,485</text:p>
          </table:table-cell>
          <table:table-cell office:value-type="currency" office:currency="USD" office:value="49710.4485" calcext:value-type="currency">
            <text:p>$49,710</text:p>
          </table:table-cell>
          <table:table-cell office:value-type="float" office:value="31" calcext:value-type="float">
            <text:p>31</text:p>
          </table:table-cell>
          <table:table-cell office:value-type="percentage" office:value="0.166147958262628" calcext:value-type="percentage">
            <text:p>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600" calcext:value-type="float">
            <text:p>1600</text:p>
          </table:table-cell>
          <table:table-cell table:formula="of:=IFERROR(VLOOKUP([.$A32]&amp;[.$B32];['PUMA Descriptions'.$A$2:.$E$70];4;0);&quot;&quot;)" office:value-type="string" office:string-value="Southwest of St. Louis" calcext:value-type="string">
            <text:p>Southwest of St. Louis</text:p>
          </table:table-cell>
          <table:table-cell table:formula="of:=IFERROR(VLOOKUP([.$A32]&amp;[.$B32];['PUMA Descriptions'.$A$2:.$E$70];5;0);&quot;&quot;)" office:value-type="float" office:value="0" calcext:value-type="float">
            <text:p/>
          </table:table-cell>
          <table:table-cell/>
          <table:table-cell office:value-type="float" office:value="101991" calcext:value-type="float">
            <text:p>101,991</text:p>
          </table:table-cell>
          <table:table-cell office:value-type="currency" office:currency="USD" office:value="49271.0532" calcext:value-type="currency">
            <text:p>$49,271</text:p>
          </table:table-cell>
          <table:table-cell office:value-type="float" office:value="40" calcext:value-type="float">
            <text:p>40</text:p>
          </table:table-cell>
          <table:table-cell office:value-type="percentage" office:value="0.21836240452589" calcext:value-type="percentage">
            <text:p>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603" calcext:value-type="float">
            <text:p>2603</text:p>
          </table:table-cell>
          <table:table-cell table:formula="of:=IFERROR(VLOOKUP([.$A33]&amp;[.$B33];['PUMA Descriptions'.$A$2:.$E$70];4;0);&quot;&quot;)" office:value-type="string" office:string-value="South Springfield" calcext:value-type="string">
            <text:p>South Springfield</text:p>
          </table:table-cell>
          <table:table-cell table:formula="of:=IFERROR(VLOOKUP([.$A33]&amp;[.$B33];['PUMA Descriptions'.$A$2:.$E$70];5;0);&quot;&quot;)" office:value-type="float" office:value="0" calcext:value-type="float">
            <text:p/>
          </table:table-cell>
          <table:table-cell/>
          <table:table-cell office:value-type="float" office:value="125121" calcext:value-type="float">
            <text:p>125,121</text:p>
          </table:table-cell>
          <table:table-cell office:value-type="currency" office:currency="USD" office:value="46761.8283" calcext:value-type="currency">
            <text:p>$46,762</text:p>
          </table:table-cell>
          <table:table-cell office:value-type="float" office:value="38" calcext:value-type="float">
            <text:p>38</text:p>
          </table:table-cell>
          <table:table-cell office:value-type="percentage" office:value="0.238984662846365" calcext:value-type="percentage">
            <text:p>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601" calcext:value-type="float">
            <text:p>2601</text:p>
          </table:table-cell>
          <table:table-cell table:formula="of:=IFERROR(VLOOKUP([.$A34]&amp;[.$B34];['PUMA Descriptions'.$A$2:.$E$70];4;0);&quot;&quot;)" office:value-type="string" office:string-value="Surrounding Springfield" calcext:value-type="string">
            <text:p>Surrounding Springfield</text:p>
          </table:table-cell>
          <table:table-cell table:formula="of:=IFERROR(VLOOKUP([.$A34]&amp;[.$B34];['PUMA Descriptions'.$A$2:.$E$70];5;0);&quot;&quot;)" office:value-type="float" office:value="0" calcext:value-type="float">
            <text:p/>
          </table:table-cell>
          <table:table-cell/>
          <table:table-cell office:value-type="float" office:value="158008" calcext:value-type="float">
            <text:p>158,008</text:p>
          </table:table-cell>
          <table:table-cell office:value-type="currency" office:currency="USD" office:value="46651.3244" calcext:value-type="currency">
            <text:p>$46,651</text:p>
          </table:table-cell>
          <table:table-cell office:value-type="float" office:value="38" calcext:value-type="float">
            <text:p>38</text:p>
          </table:table-cell>
          <table:table-cell office:value-type="percentage" office:value="0.206508531213609" calcext:value-type="percentage">
            <text:p>21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Statewide</text:p>
          </table:table-cell>
          <table:table-cell table:style-name="ce1" table:formula="of:=IFERROR(VLOOKUP([.$A35]&amp;[.$B35];['PUMA Descriptions'.$A$2:.$E$70];4;0);&quot;&quot;)">
            <text:p/>
          </table:table-cell>
          <table:table-cell table:style-name="ce1" table:formula="of:=IFERROR(VLOOKUP([.$A35]&amp;[.$B35];['PUMA Descriptions'.$A$2:.$E$70];5;0);&quot;&quot;)">
            <text:p/>
          </table:table-cell>
          <table:table-cell table:style-name="ce1"/>
          <table:table-cell table:style-name="ce4" office:value-type="float" office:value="2898292" calcext:value-type="float">
            <text:p>2,898,292</text:p>
          </table:table-cell>
          <table:table-cell table:style-name="ce6" office:value-type="currency" office:currency="USD" office:value="46005.39" calcext:value-type="currency">
            <text:p>$46,005</text:p>
          </table:table-cell>
          <table:table-cell table:style-name="ce1" office:value-type="float" office:value="36" calcext:value-type="float">
            <text:p>36</text:p>
          </table:table-cell>
          <table:table-cell table:style-name="ce8" office:value-type="percentage" office:value="0.202293281698324" calcext:value-type="percentage">
            <text:p>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2" calcext:value-type="float">
            <text:p>1802</text:p>
          </table:table-cell>
          <table:table-cell table:formula="of:=IFERROR(VLOOKUP([.$A36]&amp;[.$B36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36]&amp;[.$B36];['PUMA Descriptions'.$A$2:.$E$70];5;0);&quot;&quot;)" office:value-type="float" office:value="0" calcext:value-type="float">
            <text:p/>
          </table:table-cell>
          <table:table-cell/>
          <table:table-cell office:value-type="float" office:value="127239" calcext:value-type="float">
            <text:p>127,239</text:p>
          </table:table-cell>
          <table:table-cell office:value-type="currency" office:currency="USD" office:value="45626.22" calcext:value-type="currency">
            <text:p>$45,626</text:p>
          </table:table-cell>
          <table:table-cell office:value-type="float" office:value="36" calcext:value-type="float">
            <text:p>36</text:p>
          </table:table-cell>
          <table:table-cell office:value-type="percentage" office:value="0.196983629233175" calcext:value-type="percentage">
            <text:p>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800" calcext:value-type="float">
            <text:p>800</text:p>
          </table:table-cell>
          <table:table-cell table:formula="of:=IFERROR(VLOOKUP([.$A37]&amp;[.$B37];['PUMA Descriptions'.$A$2:.$E$70];4;0);&quot;&quot;)" office:value-type="string" office:string-value="East of Kansas City" calcext:value-type="string">
            <text:p>East of Kansas City</text:p>
          </table:table-cell>
          <table:table-cell table:formula="of:=IFERROR(VLOOKUP([.$A37]&amp;[.$B37];['PUMA Descriptions'.$A$2:.$E$70];5;0);&quot;&quot;)" office:value-type="float" office:value="0" calcext:value-type="float">
            <text:p/>
          </table:table-cell>
          <table:table-cell/>
          <table:table-cell office:value-type="float" office:value="139717" calcext:value-type="float">
            <text:p>139,717</text:p>
          </table:table-cell>
          <table:table-cell office:value-type="currency" office:currency="USD" office:value="43756.2376" calcext:value-type="currency">
            <text:p>$43,756</text:p>
          </table:table-cell>
          <table:table-cell office:value-type="float" office:value="36" calcext:value-type="float">
            <text:p>36</text:p>
          </table:table-cell>
          <table:table-cell office:value-type="percentage" office:value="0.211284238854255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002" calcext:value-type="float">
            <text:p>1002</text:p>
          </table:table-cell>
          <table:table-cell table:formula="of:=IFERROR(VLOOKUP([.$A38]&amp;[.$B38];['PUMA Descriptions'.$A$2:.$E$70];4;0);&quot;&quot;)" office:value-type="string" office:string-value="Central Jackson County" calcext:value-type="string">
            <text:p>Central Jackson County</text:p>
          </table:table-cell>
          <table:table-cell table:formula="of:=IFERROR(VLOOKUP([.$A38]&amp;[.$B38];['PUMA Descriptions'.$A$2:.$E$70];5;0);&quot;&quot;)" office:value-type="string" office:string-value="Independence" calcext:value-type="string">
            <text:p>Independence</text:p>
          </table:table-cell>
          <table:table-cell/>
          <table:table-cell office:value-type="float" office:value="128211" calcext:value-type="float">
            <text:p>128,211</text:p>
          </table:table-cell>
          <table:table-cell office:value-type="currency" office:currency="USD" office:value="43297.23" calcext:value-type="currency">
            <text:p>$43,297</text:p>
          </table:table-cell>
          <table:table-cell office:value-type="float" office:value="40" calcext:value-type="float">
            <text:p>40</text:p>
          </table:table-cell>
          <table:table-cell office:value-type="percentage" office:value="0.240392790010218" calcext:value-type="percentage">
            <text:p>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005" calcext:value-type="float">
            <text:p>1005</text:p>
          </table:table-cell>
          <table:table-cell table:formula="of:=IFERROR(VLOOKUP([.$A39]&amp;[.$B39];['PUMA Descriptions'.$A$2:.$E$70];4;0);&quot;&quot;)" office:value-type="string" office:string-value="Southern Kansas City" calcext:value-type="string">
            <text:p>Southern Kansas City</text:p>
          </table:table-cell>
          <table:table-cell table:formula="of:=IFERROR(VLOOKUP([.$A39]&amp;[.$B39];['PUMA Descriptions'.$A$2:.$E$70];5;0);&quot;&quot;)" office:value-type="float" office:value="0" calcext:value-type="float">
            <text:p/>
          </table:table-cell>
          <table:table-cell/>
          <table:table-cell office:value-type="float" office:value="150773" calcext:value-type="float">
            <text:p>150,773</text:p>
          </table:table-cell>
          <table:table-cell office:value-type="currency" office:currency="USD" office:value="42938.364" calcext:value-type="currency">
            <text:p>$42,938</text:p>
          </table:table-cell>
          <table:table-cell office:value-type="float" office:value="34" calcext:value-type="float">
            <text:p>34</text:p>
          </table:table-cell>
          <table:table-cell office:value-type="percentage" office:value="0.191665616522852" calcext:value-type="percentage">
            <text:p>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400" calcext:value-type="float">
            <text:p>400</text:p>
          </table:table-cell>
          <table:table-cell table:formula="of:=IFERROR(VLOOKUP([.$A40]&amp;[.$B40];['PUMA Descriptions'.$A$2:.$E$70];4;0);&quot;&quot;)" office:value-type="string" office:string-value="Northeast Kansas" calcext:value-type="string">
            <text:p>Northeast Kansas</text:p>
          </table:table-cell>
          <table:table-cell table:formula="of:=IFERROR(VLOOKUP([.$A40]&amp;[.$B40];['PUMA Descriptions'.$A$2:.$E$70];5;0);&quot;&quot;)" office:value-type="string" office:string-value="Atchison" calcext:value-type="string">
            <text:p>Atchison</text:p>
          </table:table-cell>
          <table:table-cell/>
          <table:table-cell office:value-type="float" office:value="122120" calcext:value-type="float">
            <text:p>122,120</text:p>
          </table:table-cell>
          <table:table-cell office:value-type="currency" office:currency="USD" office:value="42564.97" calcext:value-type="currency">
            <text:p>$42,565</text:p>
          </table:table-cell>
          <table:table-cell office:value-type="float" office:value="37" calcext:value-type="float">
            <text:p>37</text:p>
          </table:table-cell>
          <table:table-cell office:value-type="percentage" office:value="0.205232558139535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200" calcext:value-type="float">
            <text:p>200</text:p>
          </table:table-cell>
          <table:table-cell table:formula="of:=IFERROR(VLOOKUP([.$A41]&amp;[.$B41];['PUMA Descriptions'.$A$2:.$E$70];4;0);&quot;&quot;)" office:value-type="string" office:string-value="North-Central Kansas" calcext:value-type="string">
            <text:p>North-Central Kansas</text:p>
          </table:table-cell>
          <table:table-cell table:formula="of:=IFERROR(VLOOKUP([.$A41]&amp;[.$B41];['PUMA Descriptions'.$A$2:.$E$70];5;0);&quot;&quot;)" office:value-type="string" office:string-value="Salina" calcext:value-type="string">
            <text:p>Salina</text:p>
          </table:table-cell>
          <table:table-cell/>
          <table:table-cell office:value-type="float" office:value="147564" calcext:value-type="float">
            <text:p>147,564</text:p>
          </table:table-cell>
          <table:table-cell office:value-type="currency" office:currency="USD" office:value="42318.696" calcext:value-type="currency">
            <text:p>$42,319</text:p>
          </table:table-cell>
          <table:table-cell office:value-type="float" office:value="41" calcext:value-type="float">
            <text:p>41</text:p>
          </table:table-cell>
          <table:table-cell office:value-type="percentage" office:value="0.25669539996205" calcext:value-type="percentage">
            <text:p>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902" calcext:value-type="float">
            <text:p>1902</text:p>
          </table:table-cell>
          <table:table-cell table:formula="of:=IFERROR(VLOOKUP([.$A42]&amp;[.$B42];['PUMA Descriptions'.$A$2:.$E$70];4;0);&quot;&quot;)" office:value-type="string" office:string-value="South St. Louis" calcext:value-type="string">
            <text:p>South St. Louis</text:p>
          </table:table-cell>
          <table:table-cell table:formula="of:=IFERROR(VLOOKUP([.$A42]&amp;[.$B42];['PUMA Descriptions'.$A$2:.$E$70];5;0);&quot;&quot;)" office:value-type="float" office:value="0" calcext:value-type="float">
            <text:p/>
          </table:table-cell>
          <table:table-cell/>
          <table:table-cell office:value-type="float" office:value="188563" calcext:value-type="float">
            <text:p>188,563</text:p>
          </table:table-cell>
          <table:table-cell office:value-type="currency" office:currency="USD" office:value="42241.2" calcext:value-type="currency">
            <text:p>$42,241</text:p>
          </table:table-cell>
          <table:table-cell office:value-type="float" office:value="35" calcext:value-type="float">
            <text:p>35</text:p>
          </table:table-cell>
          <table:table-cell office:value-type="percentage" office:value="0.165106622189931" calcext:value-type="percentage">
            <text:p>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400" calcext:value-type="float">
            <text:p>1400</text:p>
          </table:table-cell>
          <table:table-cell table:formula="of:=IFERROR(VLOOKUP([.$A43]&amp;[.$B43];['PUMA Descriptions'.$A$2:.$E$70];4;0);&quot;&quot;)" office:value-type="string" office:string-value="East-Central Kansas" calcext:value-type="string">
            <text:p>East-Central Kansas</text:p>
          </table:table-cell>
          <table:table-cell table:formula="of:=IFERROR(VLOOKUP([.$A43]&amp;[.$B43];['PUMA Descriptions'.$A$2:.$E$70];5;0);&quot;&quot;)" office:value-type="string" office:string-value="Fort Scott" calcext:value-type="string">
            <text:p>Fort Scott</text:p>
          </table:table-cell>
          <table:table-cell/>
          <table:table-cell office:value-type="float" office:value="103604" calcext:value-type="float">
            <text:p>103,604</text:p>
          </table:table-cell>
          <table:table-cell office:value-type="currency" office:currency="USD" office:value="42097.3462" calcext:value-type="currency">
            <text:p>$42,097</text:p>
          </table:table-cell>
          <table:table-cell office:value-type="float" office:value="40" calcext:value-type="float">
            <text:p>40</text:p>
          </table:table-cell>
          <table:table-cell office:value-type="percentage" office:value="0.236911702250878" calcext:value-type="percentage">
            <text:p>2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Statewide</text:p>
          </table:table-cell>
          <table:table-cell table:style-name="ce1" table:formula="of:=IFERROR(VLOOKUP([.$A44]&amp;[.$B44];['PUMA Descriptions'.$A$2:.$E$70];4;0);&quot;&quot;)">
            <text:p/>
          </table:table-cell>
          <table:table-cell table:style-name="ce1" table:formula="of:=IFERROR(VLOOKUP([.$A44]&amp;[.$B44];['PUMA Descriptions'.$A$2:.$E$70];5;0);&quot;&quot;)">
            <text:p/>
          </table:table-cell>
          <table:table-cell table:style-name="ce1"/>
          <table:table-cell table:style-name="ce4" office:value-type="float" office:value="6059651" calcext:value-type="float">
            <text:p>6,059,651</text:p>
          </table:table-cell>
          <table:table-cell table:style-name="ce6" office:value-type="currency" office:currency="USD" office:value="41916.022" calcext:value-type="currency">
            <text:p>$41,916</text:p>
          </table:table-cell>
          <table:table-cell table:style-name="ce1" office:value-type="float" office:value="38" calcext:value-type="float">
            <text:p>38</text:p>
          </table:table-cell>
          <table:table-cell table:style-name="ce8" office:value-type="percentage" office:value="0.215098361275262" calcext:value-type="percentage">
            <text:p>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100" calcext:value-type="float">
            <text:p>1100</text:p>
          </table:table-cell>
          <table:table-cell table:formula="of:=IFERROR(VLOOKUP([.$A45]&amp;[.$B45];['PUMA Descriptions'.$A$2:.$E$70];4;0);&quot;&quot;)" office:value-type="string" office:string-value="South-Central Kansas" calcext:value-type="string">
            <text:p>South-Central Kansas</text:p>
          </table:table-cell>
          <table:table-cell table:formula="of:=IFERROR(VLOOKUP([.$A45]&amp;[.$B45];['PUMA Descriptions'.$A$2:.$E$70];5;0);&quot;&quot;)" office:value-type="string" office:string-value="Great Bend" calcext:value-type="string">
            <text:p>Great Bend</text:p>
          </table:table-cell>
          <table:table-cell/>
          <table:table-cell office:value-type="float" office:value="115490" calcext:value-type="float">
            <text:p>115,490</text:p>
          </table:table-cell>
          <table:table-cell office:value-type="currency" office:currency="USD" office:value="41762.6707" calcext:value-type="currency">
            <text:p>$41,763</text:p>
          </table:table-cell>
          <table:table-cell office:value-type="float" office:value="41" calcext:value-type="float">
            <text:p>41</text:p>
          </table:table-cell>
          <table:table-cell office:value-type="percentage" office:value="0.251086674170924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00" calcext:value-type="float">
            <text:p>100</text:p>
          </table:table-cell>
          <table:table-cell table:formula="of:=IFERROR(VLOOKUP([.$A46]&amp;[.$B46];['PUMA Descriptions'.$A$2:.$E$70];4;0);&quot;&quot;)" office:value-type="string" office:string-value="Northwest Kansas" calcext:value-type="string">
            <text:p>Northwest Kansas</text:p>
          </table:table-cell>
          <table:table-cell table:formula="of:=IFERROR(VLOOKUP([.$A46]&amp;[.$B46];['PUMA Descriptions'.$A$2:.$E$70];5;0);&quot;&quot;)" office:value-type="float" office:value="0" calcext:value-type="float">
            <text:p/>
          </table:table-cell>
          <table:table-cell/>
          <table:table-cell office:value-type="float" office:value="109867" calcext:value-type="float">
            <text:p>109,867</text:p>
          </table:table-cell>
          <table:table-cell office:value-type="currency" office:currency="USD" office:value="41200.3826" calcext:value-type="currency">
            <text:p>$41,200</text:p>
          </table:table-cell>
          <table:table-cell office:value-type="float" office:value="41" calcext:value-type="float">
            <text:p>41</text:p>
          </table:table-cell>
          <table:table-cell office:value-type="percentage" office:value="0.267232198931435" calcext:value-type="percentage">
            <text:p>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000" calcext:value-type="float">
            <text:p>1000</text:p>
          </table:table-cell>
          <table:table-cell table:formula="of:=IFERROR(VLOOKUP([.$A47]&amp;[.$B47];['PUMA Descriptions'.$A$2:.$E$70];4;0);&quot;&quot;)" office:value-type="string" office:string-value="Interior central Kansas" calcext:value-type="string">
            <text:p>Interior central Kansas</text:p>
          </table:table-cell>
          <table:table-cell table:formula="of:=IFERROR(VLOOKUP([.$A47]&amp;[.$B47];['PUMA Descriptions'.$A$2:.$E$70];5;0);&quot;&quot;)" office:value-type="string" office:string-value="Hutchinson" calcext:value-type="string">
            <text:p>Hutchinson</text:p>
          </table:table-cell>
          <table:table-cell/>
          <table:table-cell office:value-type="float" office:value="102759" calcext:value-type="float">
            <text:p>102,759</text:p>
          </table:table-cell>
          <table:table-cell office:value-type="currency" office:currency="USD" office:value="41111.532" calcext:value-type="currency">
            <text:p>$41,112</text:p>
          </table:table-cell>
          <table:table-cell office:value-type="float" office:value="40" calcext:value-type="float">
            <text:p>40</text:p>
          </table:table-cell>
          <table:table-cell office:value-type="percentage" office:value="0.249447736937884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800" calcext:value-type="float">
            <text:p>2800</text:p>
          </table:table-cell>
          <table:table-cell table:formula="of:=IFERROR(VLOOKUP([.$A48]&amp;[.$B48];['PUMA Descriptions'.$A$2:.$E$70];4;0);&quot;&quot;)" office:value-type="string" office:string-value="Southwest Missouri" calcext:value-type="string">
            <text:p>Southwest Missouri</text:p>
          </table:table-cell>
          <table:table-cell table:formula="of:=IFERROR(VLOOKUP([.$A48]&amp;[.$B48];['PUMA Descriptions'.$A$2:.$E$70];5;0);&quot;&quot;)" office:value-type="float" office:value="0" calcext:value-type="float">
            <text:p/>
          </table:table-cell>
          <table:table-cell/>
          <table:table-cell office:value-type="float" office:value="176054" calcext:value-type="float">
            <text:p>176,054</text:p>
          </table:table-cell>
          <table:table-cell office:value-type="currency" office:currency="USD" office:value="40151.0736" calcext:value-type="currency">
            <text:p>$40,151</text:p>
          </table:table-cell>
          <table:table-cell office:value-type="float" office:value="36" calcext:value-type="float">
            <text:p>36</text:p>
          </table:table-cell>
          <table:table-cell office:value-type="percentage" office:value="0.209856066888568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500" calcext:value-type="float">
            <text:p>500</text:p>
          </table:table-cell>
          <table:table-cell table:formula="of:=IFERROR(VLOOKUP([.$A49]&amp;[.$B49];['PUMA Descriptions'.$A$2:.$E$70];4;0);&quot;&quot;)" office:value-type="string" office:string-value="Wyandotte County" calcext:value-type="string">
            <text:p>Wyandotte County</text:p>
          </table:table-cell>
          <table:table-cell table:formula="of:=IFERROR(VLOOKUP([.$A49]&amp;[.$B49];['PUMA Descriptions'.$A$2:.$E$70];5;0);&quot;&quot;)" office:value-type="string" office:string-value="Kansas City, Kansas" calcext:value-type="string">
            <text:p>Kansas City, Kansas</text:p>
          </table:table-cell>
          <table:table-cell/>
          <table:table-cell office:value-type="float" office:value="161762" calcext:value-type="float">
            <text:p>161,762</text:p>
          </table:table-cell>
          <table:table-cell office:value-type="currency" office:currency="USD" office:value="40129.14" calcext:value-type="currency">
            <text:p>$40,129</text:p>
          </table:table-cell>
          <table:table-cell office:value-type="float" office:value="33" calcext:value-type="float">
            <text:p>33</text:p>
          </table:table-cell>
          <table:table-cell office:value-type="percentage" office:value="0.164822393392762" calcext:value-type="percentage">
            <text:p>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3" calcext:value-type="float">
            <text:p>1803</text:p>
          </table:table-cell>
          <table:table-cell table:formula="of:=IFERROR(VLOOKUP([.$A50]&amp;[.$B50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50]&amp;[.$B50];['PUMA Descriptions'.$A$2:.$E$70];5;0);&quot;&quot;)" office:value-type="float" office:value="0" calcext:value-type="float">
            <text:p/>
          </table:table-cell>
          <table:table-cell/>
          <table:table-cell office:value-type="float" office:value="108223" calcext:value-type="float">
            <text:p>108,223</text:p>
          </table:table-cell>
          <table:table-cell office:value-type="currency" office:currency="USD" office:value="38426.1746" calcext:value-type="currency">
            <text:p>$38,426</text:p>
          </table:table-cell>
          <table:table-cell office:value-type="float" office:value="37" calcext:value-type="float">
            <text:p>37</text:p>
          </table:table-cell>
          <table:table-cell office:value-type="percentage" office:value="0.208319858070835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801" calcext:value-type="float">
            <text:p>1801</text:p>
          </table:table-cell>
          <table:table-cell table:formula="of:=IFERROR(VLOOKUP([.$A51]&amp;[.$B51];['PUMA Descriptions'.$A$2:.$E$70];4;0);&quot;&quot;)" office:value-type="string" office:string-value="St. Louis County" calcext:value-type="string">
            <text:p>St. Louis County</text:p>
          </table:table-cell>
          <table:table-cell table:formula="of:=IFERROR(VLOOKUP([.$A51]&amp;[.$B51];['PUMA Descriptions'.$A$2:.$E$70];5;0);&quot;&quot;)" office:value-type="float" office:value="0" calcext:value-type="float">
            <text:p/>
          </table:table-cell>
          <table:table-cell/>
          <table:table-cell office:value-type="float" office:value="119922" calcext:value-type="float">
            <text:p>119,922</text:p>
          </table:table-cell>
          <table:table-cell office:value-type="currency" office:currency="USD" office:value="38318.8547" calcext:value-type="currency">
            <text:p>$38,319</text:p>
          </table:table-cell>
          <table:table-cell office:value-type="float" office:value="36" calcext:value-type="float">
            <text:p>36</text:p>
          </table:table-cell>
          <table:table-cell office:value-type="percentage" office:value="0.198912626540585" calcext:value-type="percentage">
            <text:p>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00" calcext:value-type="float">
            <text:p>400</text:p>
          </table:table-cell>
          <table:table-cell table:formula="of:=IFERROR(VLOOKUP([.$A52]&amp;[.$B52];['PUMA Descriptions'.$A$2:.$E$70];4;0);&quot;&quot;)" office:value-type="string" office:string-value="Northwest of St. Louis" calcext:value-type="string">
            <text:p>Northwest of St. Louis</text:p>
          </table:table-cell>
          <table:table-cell table:formula="of:=IFERROR(VLOOKUP([.$A52]&amp;[.$B52];['PUMA Descriptions'.$A$2:.$E$70];5;0);&quot;&quot;)" office:value-type="float" office:value="0" calcext:value-type="float">
            <text:p/>
          </table:table-cell>
          <table:table-cell/>
          <table:table-cell office:value-type="float" office:value="143601" calcext:value-type="float">
            <text:p>143,601</text:p>
          </table:table-cell>
          <table:table-cell office:value-type="currency" office:currency="USD" office:value="38288.344" calcext:value-type="currency">
            <text:p>$38,288</text:p>
          </table:table-cell>
          <table:table-cell office:value-type="float" office:value="38" calcext:value-type="float">
            <text:p>38</text:p>
          </table:table-cell>
          <table:table-cell office:value-type="percentage" office:value="0.211043098585664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900" calcext:value-type="float">
            <text:p>900</text:p>
          </table:table-cell>
          <table:table-cell table:formula="of:=IFERROR(VLOOKUP([.$A53]&amp;[.$B53];['PUMA Descriptions'.$A$2:.$E$70];4;0);&quot;&quot;)" office:value-type="string" office:string-value="Interior eastern Kansas" calcext:value-type="string">
            <text:p>Interior eastern Kansas</text:p>
          </table:table-cell>
          <table:table-cell table:formula="of:=IFERROR(VLOOKUP([.$A53]&amp;[.$B53];['PUMA Descriptions'.$A$2:.$E$70];5;0);&quot;&quot;)" office:value-type="string" office:string-value="Emporia" calcext:value-type="string">
            <text:p>Emporia</text:p>
          </table:table-cell>
          <table:table-cell/>
          <table:table-cell office:value-type="float" office:value="107950" calcext:value-type="float">
            <text:p>107,950</text:p>
          </table:table-cell>
          <table:table-cell office:value-type="currency" office:currency="USD" office:value="37972.9841" calcext:value-type="currency">
            <text:p>$37,973</text:p>
          </table:table-cell>
          <table:table-cell office:value-type="float" office:value="41" calcext:value-type="float">
            <text:p>41</text:p>
          </table:table-cell>
          <table:table-cell office:value-type="percentage" office:value="0.252533580361278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00" calcext:value-type="float">
            <text:p>500</text:p>
          </table:table-cell>
          <table:table-cell table:formula="of:=IFERROR(VLOOKUP([.$A54]&amp;[.$B54];['PUMA Descriptions'.$A$2:.$E$70];4;0);&quot;&quot;)" office:value-type="string" office:string-value="Surrounding Jefferson City" calcext:value-type="string">
            <text:p>Surrounding Jefferson City</text:p>
          </table:table-cell>
          <table:table-cell table:formula="of:=IFERROR(VLOOKUP([.$A54]&amp;[.$B54];['PUMA Descriptions'.$A$2:.$E$70];5;0);&quot;&quot;)" office:value-type="string" office:string-value="Jefferson City" calcext:value-type="string">
            <text:p>Jefferson City</text:p>
          </table:table-cell>
          <table:table-cell/>
          <table:table-cell office:value-type="float" office:value="150562" calcext:value-type="float">
            <text:p>150,562</text:p>
          </table:table-cell>
          <table:table-cell office:value-type="currency" office:currency="USD" office:value="37826.654" calcext:value-type="currency">
            <text:p>$37,827</text:p>
          </table:table-cell>
          <table:table-cell office:value-type="float" office:value="38" calcext:value-type="float">
            <text:p>38</text:p>
          </table:table-cell>
          <table:table-cell office:value-type="percentage" office:value="0.209840464393406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200" calcext:value-type="float">
            <text:p>2200</text:p>
          </table:table-cell>
          <table:table-cell table:formula="of:=IFERROR(VLOOKUP([.$A55]&amp;[.$B55];['PUMA Descriptions'.$A$2:.$E$70];4;0);&quot;&quot;)" office:value-type="string" office:string-value="Southeast Missouri" calcext:value-type="string">
            <text:p>Southeast Missouri</text:p>
          </table:table-cell>
          <table:table-cell table:formula="of:=IFERROR(VLOOKUP([.$A55]&amp;[.$B55];['PUMA Descriptions'.$A$2:.$E$70];5;0);&quot;&quot;)" office:value-type="float" office:value="0" calcext:value-type="float">
            <text:p/>
          </table:table-cell>
          <table:table-cell/>
          <table:table-cell office:value-type="float" office:value="129271" calcext:value-type="float">
            <text:p>129,271</text:p>
          </table:table-cell>
          <table:table-cell office:value-type="currency" office:currency="USD" office:value="36804.312" calcext:value-type="currency">
            <text:p>$36,804</text:p>
          </table:table-cell>
          <table:table-cell office:value-type="float" office:value="37" calcext:value-type="float">
            <text:p>37</text:p>
          </table:table-cell>
          <table:table-cell office:value-type="percentage" office:value="0.221147821243744" calcext:value-type="percentage">
            <text:p>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700" calcext:value-type="float">
            <text:p>700</text:p>
          </table:table-cell>
          <table:table-cell table:formula="of:=IFERROR(VLOOKUP([.$A56]&amp;[.$B56];['PUMA Descriptions'.$A$2:.$E$70];4;0);&quot;&quot;)" office:value-type="string" office:string-value="West of Columbia" calcext:value-type="string">
            <text:p>West of Columbia</text:p>
          </table:table-cell>
          <table:table-cell table:formula="of:=IFERROR(VLOOKUP([.$A56]&amp;[.$B56];['PUMA Descriptions'.$A$2:.$E$70];5;0);&quot;&quot;)" office:value-type="float" office:value="0" calcext:value-type="float">
            <text:p/>
          </table:table-cell>
          <table:table-cell/>
          <table:table-cell office:value-type="float" office:value="135120" calcext:value-type="float">
            <text:p>135,120</text:p>
          </table:table-cell>
          <table:table-cell office:value-type="currency" office:currency="USD" office:value="36776.962" calcext:value-type="currency">
            <text:p>$36,777</text:p>
          </table:table-cell>
          <table:table-cell office:value-type="float" office:value="38" calcext:value-type="float">
            <text:p>38</text:p>
          </table:table-cell>
          <table:table-cell office:value-type="percentage" office:value="0.227301657785672" calcext:value-type="percentage">
            <text:p>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00" calcext:value-type="float">
            <text:p>100</text:p>
          </table:table-cell>
          <table:table-cell table:formula="of:=IFERROR(VLOOKUP([.$A57]&amp;[.$B57];['PUMA Descriptions'.$A$2:.$E$70];4;0);&quot;&quot;)" office:value-type="string" office:string-value="Northwest Missouri" calcext:value-type="string">
            <text:p>Northwest Missouri</text:p>
          </table:table-cell>
          <table:table-cell table:formula="of:=IFERROR(VLOOKUP([.$A57]&amp;[.$B57];['PUMA Descriptions'.$A$2:.$E$70];5;0);&quot;&quot;)" office:value-type="float" office:value="0" calcext:value-type="float">
            <text:p/>
          </table:table-cell>
          <table:table-cell/>
          <table:table-cell office:value-type="float" office:value="111338" calcext:value-type="float">
            <text:p>111,338</text:p>
          </table:table-cell>
          <table:table-cell office:value-type="currency" office:currency="USD" office:value="36273.168" calcext:value-type="currency">
            <text:p>$36,273</text:p>
          </table:table-cell>
          <table:table-cell office:value-type="float" office:value="40" calcext:value-type="float">
            <text:p>40</text:p>
          </table:table-cell>
          <table:table-cell office:value-type="percentage" office:value="0.254558192171586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00" calcext:value-type="float">
            <text:p>200</text:p>
          </table:table-cell>
          <table:table-cell table:formula="of:=IFERROR(VLOOKUP([.$A58]&amp;[.$B58];['PUMA Descriptions'.$A$2:.$E$70];4;0);&quot;&quot;)" office:value-type="string" office:string-value="North of Kansas City" calcext:value-type="string">
            <text:p>North of Kansas City</text:p>
          </table:table-cell>
          <table:table-cell table:formula="of:=IFERROR(VLOOKUP([.$A58]&amp;[.$B58];['PUMA Descriptions'.$A$2:.$E$70];5;0);&quot;&quot;)" office:value-type="float" office:value="0" calcext:value-type="float">
            <text:p/>
          </table:table-cell>
          <table:table-cell/>
          <table:table-cell office:value-type="float" office:value="119372" calcext:value-type="float">
            <text:p>119,372</text:p>
          </table:table-cell>
          <table:table-cell office:value-type="currency" office:currency="USD" office:value="36273.168" calcext:value-type="currency">
            <text:p>$36,273</text:p>
          </table:table-cell>
          <table:table-cell office:value-type="float" office:value="38" calcext:value-type="float">
            <text:p>38</text:p>
          </table:table-cell>
          <table:table-cell office:value-type="percentage" office:value="0.214799115370439" calcext:value-type="percentage">
            <text:p>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400" calcext:value-type="float">
            <text:p>1400</text:p>
          </table:table-cell>
          <table:table-cell table:formula="of:=IFERROR(VLOOKUP([.$A59]&amp;[.$B59];['PUMA Descriptions'.$A$2:.$E$70];4;0);&quot;&quot;)" office:value-type="string" office:string-value="Central Missouri" calcext:value-type="string">
            <text:p>Central Missouri</text:p>
          </table:table-cell>
          <table:table-cell table:formula="of:=IFERROR(VLOOKUP([.$A59]&amp;[.$B59];['PUMA Descriptions'.$A$2:.$E$70];5;0);&quot;&quot;)" office:value-type="float" office:value="0" calcext:value-type="float">
            <text:p/>
          </table:table-cell>
          <table:table-cell/>
          <table:table-cell office:value-type="float" office:value="143100" calcext:value-type="float">
            <text:p>143,100</text:p>
          </table:table-cell>
          <table:table-cell office:value-type="currency" office:currency="USD" office:value="35781.97" calcext:value-type="currency">
            <text:p>$35,782</text:p>
          </table:table-cell>
          <table:table-cell office:value-type="float" office:value="36" calcext:value-type="float">
            <text:p>36</text:p>
          </table:table-cell>
          <table:table-cell office:value-type="percentage" office:value="0.229615653389238" calcext:value-type="percentage">
            <text:p>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500" calcext:value-type="float">
            <text:p>1500</text:p>
          </table:table-cell>
          <table:table-cell table:formula="of:=IFERROR(VLOOKUP([.$A60]&amp;[.$B60];['PUMA Descriptions'.$A$2:.$E$70];4;0);&quot;&quot;)" office:value-type="string" office:string-value="Southeast Kansas" calcext:value-type="string">
            <text:p>Southeast Kansas</text:p>
          </table:table-cell>
          <table:table-cell table:formula="of:=IFERROR(VLOOKUP([.$A60]&amp;[.$B60];['PUMA Descriptions'.$A$2:.$E$70];5;0);&quot;&quot;)" office:value-type="string" office:string-value="Pittsburg" calcext:value-type="string">
            <text:p>Pittsburg</text:p>
          </table:table-cell>
          <table:table-cell/>
          <table:table-cell office:value-type="float" office:value="131232" calcext:value-type="float">
            <text:p>131,232</text:p>
          </table:table-cell>
          <table:table-cell office:value-type="currency" office:currency="USD" office:value="35577.5016" calcext:value-type="currency">
            <text:p>$35,578</text:p>
          </table:table-cell>
          <table:table-cell office:value-type="float" office:value="38" calcext:value-type="float">
            <text:p>38</text:p>
          </table:table-cell>
          <table:table-cell office:value-type="percentage" office:value="0.233609180687637" calcext:value-type="percentage">
            <text:p>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200" calcext:value-type="float">
            <text:p>1200</text:p>
          </table:table-cell>
          <table:table-cell table:formula="of:=IFERROR(VLOOKUP([.$A61]&amp;[.$B61];['PUMA Descriptions'.$A$2:.$E$70];4;0);&quot;&quot;)" office:value-type="string" office:string-value="West-Central Missouri" calcext:value-type="string">
            <text:p>West-Central Missouri</text:p>
          </table:table-cell>
          <table:table-cell table:formula="of:=IFERROR(VLOOKUP([.$A61]&amp;[.$B61];['PUMA Descriptions'.$A$2:.$E$70];5;0);&quot;&quot;)" office:value-type="float" office:value="0" calcext:value-type="float">
            <text:p/>
          </table:table-cell>
          <table:table-cell/>
          <table:table-cell office:value-type="float" office:value="123940" calcext:value-type="float">
            <text:p>123,940</text:p>
          </table:table-cell>
          <table:table-cell office:value-type="currency" office:currency="USD" office:value="35265.58" calcext:value-type="currency">
            <text:p>$35,266</text:p>
          </table:table-cell>
          <table:table-cell office:value-type="float" office:value="42" calcext:value-type="float">
            <text:p>42</text:p>
          </table:table-cell>
          <table:table-cell office:value-type="percentage" office:value="0.256922704534452" calcext:value-type="percentage">
            <text:p>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00" calcext:value-type="float">
            <text:p>300</text:p>
          </table:table-cell>
          <table:table-cell table:formula="of:=IFERROR(VLOOKUP([.$A62]&amp;[.$B62];['PUMA Descriptions'.$A$2:.$E$70];4;0);&quot;&quot;)" office:value-type="string" office:string-value="Northeast Missouri" calcext:value-type="string">
            <text:p>Northeast Missouri</text:p>
          </table:table-cell>
          <table:table-cell table:formula="of:=IFERROR(VLOOKUP([.$A62]&amp;[.$B62];['PUMA Descriptions'.$A$2:.$E$70];5;0);&quot;&quot;)" office:value-type="float" office:value="0" calcext:value-type="float">
            <text:p/>
          </table:table-cell>
          <table:table-cell/>
          <table:table-cell office:value-type="float" office:value="125163" calcext:value-type="float">
            <text:p>125,163</text:p>
          </table:table-cell>
          <table:table-cell office:value-type="currency" office:currency="USD" office:value="34848.99" calcext:value-type="currency">
            <text:p>$34,849</text:p>
          </table:table-cell>
          <table:table-cell office:value-type="float" office:value="39" calcext:value-type="float">
            <text:p>39</text:p>
          </table:table-cell>
          <table:table-cell office:value-type="percentage" office:value="0.238784624849197" calcext:value-type="percentage">
            <text:p>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700" calcext:value-type="float">
            <text:p>2700</text:p>
          </table:table-cell>
          <table:table-cell table:formula="of:=IFERROR(VLOOKUP([.$A63]&amp;[.$B63];['PUMA Descriptions'.$A$2:.$E$70];4;0);&quot;&quot;)" office:value-type="string" office:string-value="Southwest Missouri" calcext:value-type="string">
            <text:p>Southwest Missouri</text:p>
          </table:table-cell>
          <table:table-cell table:formula="of:=IFERROR(VLOOKUP([.$A63]&amp;[.$B63];['PUMA Descriptions'.$A$2:.$E$70];5;0);&quot;&quot;)" office:value-type="float" office:value="0" calcext:value-type="float">
            <text:p/>
          </table:table-cell>
          <table:table-cell/>
          <table:table-cell office:value-type="float" office:value="143171" calcext:value-type="float">
            <text:p>143,171</text:p>
          </table:table-cell>
          <table:table-cell office:value-type="currency" office:currency="USD" office:value="34004.166" calcext:value-type="currency">
            <text:p>$34,004</text:p>
          </table:table-cell>
          <table:table-cell office:value-type="float" office:value="43" calcext:value-type="float">
            <text:p>43</text:p>
          </table:table-cell>
          <table:table-cell office:value-type="percentage" office:value="0.279176648902361" calcext:value-type="percentage">
            <text:p>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500" calcext:value-type="float">
            <text:p>1500</text:p>
          </table:table-cell>
          <table:table-cell table:formula="of:=IFERROR(VLOOKUP([.$A64]&amp;[.$B64];['PUMA Descriptions'.$A$2:.$E$70];4;0);&quot;&quot;)" office:value-type="string" office:string-value="Central Missouri" calcext:value-type="string">
            <text:p>Central Missouri</text:p>
          </table:table-cell>
          <table:table-cell table:formula="of:=IFERROR(VLOOKUP([.$A64]&amp;[.$B64];['PUMA Descriptions'.$A$2:.$E$70];5;0);&quot;&quot;)" office:value-type="float" office:value="0" calcext:value-type="float">
            <text:p/>
          </table:table-cell>
          <table:table-cell/>
          <table:table-cell office:value-type="float" office:value="108613" calcext:value-type="float">
            <text:p>108,613</text:p>
          </table:table-cell>
          <table:table-cell office:value-type="currency" office:currency="USD" office:value="32817.1782" calcext:value-type="currency">
            <text:p>$32,817</text:p>
          </table:table-cell>
          <table:table-cell office:value-type="float" office:value="39" calcext:value-type="float">
            <text:p>39</text:p>
          </table:table-cell>
          <table:table-cell office:value-type="percentage" office:value="0.245651993776067" calcext:value-type="percentage">
            <text:p>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300" calcext:value-type="float">
            <text:p>300</text:p>
          </table:table-cell>
          <table:table-cell table:formula="of:=IFERROR(VLOOKUP([.$A65]&amp;[.$B65];['PUMA Descriptions'.$A$2:.$E$70];4;0);&quot;&quot;)" office:value-type="string" office:string-value="Riley County and surrounding" calcext:value-type="string">
            <text:p>Riley County and surrounding</text:p>
          </table:table-cell>
          <table:table-cell table:formula="of:=IFERROR(VLOOKUP([.$A65]&amp;[.$B65];['PUMA Descriptions'.$A$2:.$E$70];5;0);&quot;&quot;)" office:value-type="string" office:string-value="Manhattan, Junction City" calcext:value-type="string">
            <text:p>Manhattan, Junction City</text:p>
          </table:table-cell>
          <table:table-cell/>
          <table:table-cell office:value-type="float" office:value="134983" calcext:value-type="float">
            <text:p>134,983</text:p>
          </table:table-cell>
          <table:table-cell office:value-type="currency" office:currency="USD" office:value="32714.944" calcext:value-type="currency">
            <text:p>$32,715</text:p>
          </table:table-cell>
          <table:table-cell office:value-type="float" office:value="26" calcext:value-type="float">
            <text:p>26</text:p>
          </table:table-cell>
          <table:table-cell office:value-type="percentage" office:value="0.122126490002445" calcext:value-type="percentage">
            <text:p>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801" calcext:value-type="float">
            <text:p>801</text:p>
          </table:table-cell>
          <table:table-cell table:formula="of:=IFERROR(VLOOKUP([.$A66]&amp;[.$B66];['PUMA Descriptions'.$A$2:.$E$70];4;0);&quot;&quot;)" office:value-type="string" office:string-value="Topeka" calcext:value-type="string">
            <text:p>Topeka</text:p>
          </table:table-cell>
          <table:table-cell table:formula="of:=IFERROR(VLOOKUP([.$A66]&amp;[.$B66];['PUMA Descriptions'.$A$2:.$E$70];5;0);&quot;&quot;)" office:value-type="float" office:value="0" calcext:value-type="float">
            <text:p/>
          </table:table-cell>
          <table:table-cell/>
          <table:table-cell office:value-type="float" office:value="101792" calcext:value-type="float">
            <text:p>101,792</text:p>
          </table:table-cell>
          <table:table-cell office:value-type="currency" office:currency="USD" office:value="32432.7165" calcext:value-type="currency">
            <text:p>$32,433</text:p>
          </table:table-cell>
          <table:table-cell office:value-type="float" office:value="36" calcext:value-type="float">
            <text:p>36</text:p>
          </table:table-cell>
          <table:table-cell office:value-type="percentage" office:value="0.222345567431625" calcext:value-type="percentage">
            <text:p>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001" calcext:value-type="float">
            <text:p>1001</text:p>
          </table:table-cell>
          <table:table-cell table:formula="of:=IFERROR(VLOOKUP([.$A67]&amp;[.$B67];['PUMA Descriptions'.$A$2:.$E$70];4;0);&quot;&quot;)" office:value-type="string" office:string-value="Northern Kansas City" calcext:value-type="string">
            <text:p>Northern Kansas City</text:p>
          </table:table-cell>
          <table:table-cell table:formula="of:=IFERROR(VLOOKUP([.$A67]&amp;[.$B67];['PUMA Descriptions'.$A$2:.$E$70];5;0);&quot;&quot;)" office:value-type="string" office:string-value="Midtown, downtown Kansas city" calcext:value-type="string">
            <text:p>Midtown, downtown Kansas city</text:p>
          </table:table-cell>
          <table:table-cell/>
          <table:table-cell office:value-type="float" office:value="167522" calcext:value-type="float">
            <text:p>167,522</text:p>
          </table:table-cell>
          <table:table-cell office:value-type="currency" office:currency="USD" office:value="31832.5362" calcext:value-type="currency">
            <text:p>$31,833</text:p>
          </table:table-cell>
          <table:table-cell office:value-type="float" office:value="34" calcext:value-type="float">
            <text:p>34</text:p>
          </table:table-cell>
          <table:table-cell office:value-type="percentage" office:value="0.16892706629577" calcext:value-type="percentage">
            <text:p>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00" calcext:value-type="float">
            <text:p>600</text:p>
          </table:table-cell>
          <table:table-cell table:formula="of:=IFERROR(VLOOKUP([.$A68]&amp;[.$B68];['PUMA Descriptions'.$A$2:.$E$70];4;0);&quot;&quot;)" office:value-type="string" office:string-value="Boone County" calcext:value-type="string">
            <text:p>Boone County</text:p>
          </table:table-cell>
          <table:table-cell table:formula="of:=IFERROR(VLOOKUP([.$A68]&amp;[.$B68];['PUMA Descriptions'.$A$2:.$E$70];5;0);&quot;&quot;)" office:value-type="string" office:string-value="Columbia" calcext:value-type="string">
            <text:p>Columbia</text:p>
          </table:table-cell>
          <table:table-cell/>
          <table:table-cell office:value-type="float" office:value="172841" calcext:value-type="float">
            <text:p>172,841</text:p>
          </table:table-cell>
          <table:table-cell office:value-type="currency" office:currency="USD" office:value="31692.602" calcext:value-type="currency">
            <text:p>$31,693</text:p>
          </table:table-cell>
          <table:table-cell office:value-type="float" office:value="30" calcext:value-type="float">
            <text:p>30</text:p>
          </table:table-cell>
          <table:table-cell office:value-type="percentage" office:value="0.153296960790553" calcext:value-type="percentage">
            <text:p>1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300" calcext:value-type="float">
            <text:p>1300</text:p>
          </table:table-cell>
          <table:table-cell table:formula="of:=IFERROR(VLOOKUP([.$A69]&amp;[.$B69];['PUMA Descriptions'.$A$2:.$E$70];4;0);&quot;&quot;)" office:value-type="string" office:string-value="Western interior Missouri" calcext:value-type="string">
            <text:p>Western interior Missouri</text:p>
          </table:table-cell>
          <table:table-cell table:formula="of:=IFERROR(VLOOKUP([.$A69]&amp;[.$B69];['PUMA Descriptions'.$A$2:.$E$70];5;0);&quot;&quot;)" office:value-type="float" office:value="0" calcext:value-type="float">
            <text:p/>
          </table:table-cell>
          <table:table-cell/>
          <table:table-cell office:value-type="float" office:value="111285" calcext:value-type="float">
            <text:p>111,285</text:p>
          </table:table-cell>
          <table:table-cell office:value-type="currency" office:currency="USD" office:value="31333.312" calcext:value-type="currency">
            <text:p>$31,333</text:p>
          </table:table-cell>
          <table:table-cell office:value-type="float" office:value="43" calcext:value-type="float">
            <text:p>43</text:p>
          </table:table-cell>
          <table:table-cell office:value-type="percentage" office:value="0.271959383564721" calcext:value-type="percentage">
            <text:p>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303" calcext:value-type="float">
            <text:p>1303</text:p>
          </table:table-cell>
          <table:table-cell table:formula="of:=IFERROR(VLOOKUP([.$A70]&amp;[.$B70];['PUMA Descriptions'.$A$2:.$E$70];4;0);&quot;&quot;)" office:value-type="string" office:string-value="Wichita" calcext:value-type="string">
            <text:p>Wichita</text:p>
          </table:table-cell>
          <table:table-cell table:formula="of:=IFERROR(VLOOKUP([.$A70]&amp;[.$B70];['PUMA Descriptions'.$A$2:.$E$70];5;0);&quot;&quot;)" office:value-type="float" office:value="0" calcext:value-type="float">
            <text:p/>
          </table:table-cell>
          <table:table-cell/>
          <table:table-cell office:value-type="float" office:value="121609" calcext:value-type="float">
            <text:p>121,609</text:p>
          </table:table-cell>
          <table:table-cell office:value-type="currency" office:currency="USD" office:value="31145.1" calcext:value-type="currency">
            <text:p>$31,145</text:p>
          </table:table-cell>
          <table:table-cell office:value-type="float" office:value="32" calcext:value-type="float">
            <text:p>32</text:p>
          </table:table-cell>
          <table:table-cell office:value-type="percentage" office:value="0.165892327048163" calcext:value-type="percentage">
            <text:p>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400" calcext:value-type="float">
            <text:p>2400</text:p>
          </table:table-cell>
          <table:table-cell table:formula="of:=IFERROR(VLOOKUP([.$A71]&amp;[.$B71];['PUMA Descriptions'.$A$2:.$E$70];4;0);&quot;&quot;)" office:value-type="string" office:string-value="Southeast Missouri" calcext:value-type="string">
            <text:p>Southeast Missouri</text:p>
          </table:table-cell>
          <table:table-cell table:formula="of:=IFERROR(VLOOKUP([.$A71]&amp;[.$B71];['PUMA Descriptions'.$A$2:.$E$70];5;0);&quot;&quot;)" office:value-type="float" office:value="0" calcext:value-type="float">
            <text:p/>
          </table:table-cell>
          <table:table-cell/>
          <table:table-cell office:value-type="float" office:value="105545" calcext:value-type="float">
            <text:p>105,545</text:p>
          </table:table-cell>
          <table:table-cell office:value-type="currency" office:currency="USD" office:value="30751.4836" calcext:value-type="currency">
            <text:p>$30,751</text:p>
          </table:table-cell>
          <table:table-cell office:value-type="float" office:value="42" calcext:value-type="float">
            <text:p>42</text:p>
          </table:table-cell>
          <table:table-cell office:value-type="percentage" office:value="0.259576483964186" calcext:value-type="percentage">
            <text:p>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300" calcext:value-type="float">
            <text:p>2300</text:p>
          </table:table-cell>
          <table:table-cell table:formula="of:=IFERROR(VLOOKUP([.$A72]&amp;[.$B72];['PUMA Descriptions'.$A$2:.$E$70];4;0);&quot;&quot;)" office:value-type="string" office:string-value="Southeast Missouri" calcext:value-type="string">
            <text:p>Southeast Missouri</text:p>
          </table:table-cell>
          <table:table-cell table:formula="of:=IFERROR(VLOOKUP([.$A72]&amp;[.$B72];['PUMA Descriptions'.$A$2:.$E$70];5;0);&quot;&quot;)" office:value-type="float" office:value="0" calcext:value-type="float">
            <text:p/>
          </table:table-cell>
          <table:table-cell/>
          <table:table-cell office:value-type="float" office:value="110972" calcext:value-type="float">
            <text:p>110,972</text:p>
          </table:table-cell>
          <table:table-cell office:value-type="currency" office:currency="USD" office:value="30417.48" calcext:value-type="currency">
            <text:p>$30,417</text:p>
          </table:table-cell>
          <table:table-cell office:value-type="float" office:value="40" calcext:value-type="float">
            <text:p>40</text:p>
          </table:table-cell>
          <table:table-cell office:value-type="percentage" office:value="0.236492088094294" calcext:value-type="percentage">
            <text:p>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500" calcext:value-type="float">
            <text:p>2500</text:p>
          </table:table-cell>
          <table:table-cell table:formula="of:=IFERROR(VLOOKUP([.$A73]&amp;[.$B73];['PUMA Descriptions'.$A$2:.$E$70];4;0);&quot;&quot;)" office:value-type="string" office:string-value="South-Central Missouri" calcext:value-type="string">
            <text:p>South-Central Missouri</text:p>
          </table:table-cell>
          <table:table-cell table:formula="of:=IFERROR(VLOOKUP([.$A73]&amp;[.$B73];['PUMA Descriptions'.$A$2:.$E$70];5;0);&quot;&quot;)" office:value-type="float" office:value="0" calcext:value-type="float">
            <text:p/>
          </table:table-cell>
          <table:table-cell/>
          <table:table-cell office:value-type="float" office:value="126414" calcext:value-type="float">
            <text:p>126,414</text:p>
          </table:table-cell>
          <table:table-cell office:value-type="currency" office:currency="USD" office:value="28625.576" calcext:value-type="currency">
            <text:p>$28,626</text:p>
          </table:table-cell>
          <table:table-cell office:value-type="float" office:value="43" calcext:value-type="float">
            <text:p>43</text:p>
          </table:table-cell>
          <table:table-cell office:value-type="percentage" office:value="0.271979369373645" calcext:value-type="percentage">
            <text:p>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100" calcext:value-type="float">
            <text:p>2100</text:p>
          </table:table-cell>
          <table:table-cell table:formula="of:=IFERROR(VLOOKUP([.$A74]&amp;[.$B74];['PUMA Descriptions'.$A$2:.$E$70];4;0);&quot;&quot;)" office:value-type="string" office:string-value="South of St. Louis" calcext:value-type="string">
            <text:p>South of St. Louis</text:p>
          </table:table-cell>
          <table:table-cell table:formula="of:=IFERROR(VLOOKUP([.$A74]&amp;[.$B74];['PUMA Descriptions'.$A$2:.$E$70];5;0);&quot;&quot;)" office:value-type="float" office:value="0" calcext:value-type="float">
            <text:p/>
          </table:table-cell>
          <table:table-cell/>
          <table:table-cell office:value-type="float" office:value="128730" calcext:value-type="float">
            <text:p>128,730</text:p>
          </table:table-cell>
          <table:table-cell office:value-type="currency" office:currency="USD" office:value="28389.648" calcext:value-type="currency">
            <text:p>$28,390</text:p>
          </table:table-cell>
          <table:table-cell office:value-type="float" office:value="40" calcext:value-type="float">
            <text:p>40</text:p>
          </table:table-cell>
          <table:table-cell office:value-type="percentage" office:value="0.221479064709081" calcext:value-type="percentage">
            <text:p>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700" calcext:value-type="float">
            <text:p>700</text:p>
          </table:table-cell>
          <table:table-cell table:formula="of:=IFERROR(VLOOKUP([.$A75]&amp;[.$B75];['PUMA Descriptions'.$A$2:.$E$70];4;0);&quot;&quot;)" office:value-type="string" office:string-value="Douglas County" calcext:value-type="string">
            <text:p>Douglas County</text:p>
          </table:table-cell>
          <table:table-cell table:formula="of:=IFERROR(VLOOKUP([.$A75]&amp;[.$B75];['PUMA Descriptions'.$A$2:.$E$70];5;0);&quot;&quot;)" office:value-type="string" office:string-value="Lawrence" calcext:value-type="string">
            <text:p>Lawrence</text:p>
          </table:table-cell>
          <table:table-cell/>
          <table:table-cell office:value-type="float" office:value="116206" calcext:value-type="float">
            <text:p>116,206</text:p>
          </table:table-cell>
          <table:table-cell office:value-type="currency" office:currency="USD" office:value="26172.0983" calcext:value-type="currency">
            <text:p>$26,172</text:p>
          </table:table-cell>
          <table:table-cell office:value-type="float" office:value="29" calcext:value-type="float">
            <text:p>29</text:p>
          </table:table-cell>
          <table:table-cell office:value-type="percentage" office:value="0.153064385659949" calcext:value-type="percentage">
            <text:p>1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901" calcext:value-type="float">
            <text:p>1901</text:p>
          </table:table-cell>
          <table:table-cell table:formula="of:=IFERROR(VLOOKUP([.$A76]&amp;[.$B76];['PUMA Descriptions'.$A$2:.$E$70];4;0);&quot;&quot;)" office:value-type="string" office:string-value="North St. Louis" calcext:value-type="string">
            <text:p>North St. Louis</text:p>
          </table:table-cell>
          <table:table-cell table:formula="of:=IFERROR(VLOOKUP([.$A76]&amp;[.$B76];['PUMA Descriptions'.$A$2:.$E$70];5;0);&quot;&quot;)" office:value-type="float" office:value="0" calcext:value-type="float">
            <text:p/>
          </table:table-cell>
          <table:table-cell/>
          <table:table-cell office:value-type="float" office:value="126897" calcext:value-type="float">
            <text:p>126,897</text:p>
          </table:table-cell>
          <table:table-cell office:value-type="currency" office:currency="USD" office:value="20898.0318" calcext:value-type="currency">
            <text:p>$20,898</text:p>
          </table:table-cell>
          <table:table-cell office:value-type="float" office:value="34" calcext:value-type="float">
            <text:p>34</text:p>
          </table:table-cell>
          <table:table-cell office:value-type="percentage" office:value="0.189775960030576" calcext:value-type="percentage">
            <text:p>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602" calcext:value-type="float">
            <text:p>2602</text:p>
          </table:table-cell>
          <table:table-cell table:formula="of:=IFERROR(VLOOKUP([.$A77]&amp;[.$B77];['PUMA Descriptions'.$A$2:.$E$70];4;0);&quot;&quot;)" office:value-type="string" office:string-value="North Springfield" calcext:value-type="string">
            <text:p>North Springfield</text:p>
          </table:table-cell>
          <table:table-cell table:formula="of:=IFERROR(VLOOKUP([.$A77]&amp;[.$B77];['PUMA Descriptions'.$A$2:.$E$70];5;0);&quot;&quot;)" office:value-type="float" office:value="0" calcext:value-type="float">
            <text:p/>
          </table:table-cell>
          <table:table-cell/>
          <table:table-cell office:value-type="float" office:value="121220" calcext:value-type="float">
            <text:p>121,220</text:p>
          </table:table-cell>
          <table:table-cell office:value-type="currency" office:currency="USD" office:value="20278.32" calcext:value-type="currency">
            <text:p>$20,278</text:p>
          </table:table-cell>
          <table:table-cell office:value-type="float" office:value="31" calcext:value-type="float">
            <text:p>31</text:p>
          </table:table-cell>
          <table:table-cell office:value-type="percentage" office:value="0.171588846724963" calcext:value-type="percentage">
            <text:p>17%</text:p>
          </table:table-cell>
          <table:table-cell table:number-columns-repeated="1015"/>
        </table:table-row>
      </table:table>
      <table:table table:name="PUMA Descriptions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table:formula="of:=[.B2]&amp;[.C2]" office:value-type="string" office:string-value="KS100" calcext:value-type="string">
            <text:p>KS100</text:p>
          </table:table-cell>
          <table:table-cell office:value-type="string" calcext:value-type="string">
            <text:p>K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thwest Kansas</text:p>
          </table:table-cell>
          <table:table-cell/>
        </table:table-row>
        <table:table-row table:style-name="ro1">
          <table:table-cell table:formula="of:=[.B3]&amp;[.C3]" office:value-type="string" office:string-value="KS200" calcext:value-type="string">
            <text:p>KS200</text:p>
          </table:table-cell>
          <table:table-cell office:value-type="string" calcext:value-type="string">
            <text:p>K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th-Central Kansas</text:p>
          </table:table-cell>
          <table:table-cell office:value-type="string" calcext:value-type="string">
            <text:p>Salina</text:p>
          </table:table-cell>
        </table:table-row>
        <table:table-row table:style-name="ro1">
          <table:table-cell table:formula="of:=[.B4]&amp;[.C4]" office:value-type="string" office:string-value="KS300" calcext:value-type="string">
            <text:p>KS300</text:p>
          </table:table-cell>
          <table:table-cell office:value-type="string" calcext:value-type="string">
            <text:p>K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ley County and surrounding</text:p>
          </table:table-cell>
          <table:table-cell office:value-type="string" calcext:value-type="string">
            <text:p>Manhattan, Junction City</text:p>
          </table:table-cell>
        </table:table-row>
        <table:table-row table:style-name="ro1">
          <table:table-cell table:formula="of:=[.B5]&amp;[.C5]" office:value-type="string" office:string-value="KS400" calcext:value-type="string">
            <text:p>KS400</text:p>
          </table:table-cell>
          <table:table-cell office:value-type="string" calcext:value-type="string">
            <text:p>K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rtheast Kansas</text:p>
          </table:table-cell>
          <table:table-cell office:value-type="string" calcext:value-type="string">
            <text:p>Atchison</text:p>
          </table:table-cell>
        </table:table-row>
        <table:table-row table:style-name="ro1">
          <table:table-cell table:formula="of:=[.B6]&amp;[.C6]" office:value-type="string" office:string-value="KS500" calcext:value-type="string">
            <text:p>KS500</text:p>
          </table:table-cell>
          <table:table-cell office:value-type="string" calcext:value-type="string">
            <text:p>K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yandotte County</text:p>
          </table:table-cell>
          <table:table-cell office:value-type="string" calcext:value-type="string">
            <text:p>Kansas City, Kansas</text:p>
          </table:table-cell>
        </table:table-row>
        <table:table-row table:style-name="ro1">
          <table:table-cell table:formula="of:=[.B7]&amp;[.C7]" office:value-type="string" office:string-value="KS601" calcext:value-type="string">
            <text:p>KS601</text:p>
          </table:table-cell>
          <table:table-cell office:value-type="string" calcext:value-type="string">
            <text:p>K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NW Johnson County</text:p>
          </table:table-cell>
          <table:table-cell office:value-type="string" calcext:value-type="string">
            <text:p>Shawnee, Lenexa</text:p>
          </table:table-cell>
        </table:table-row>
        <table:table-row table:style-name="ro1">
          <table:table-cell table:formula="of:=[.B8]&amp;[.C8]" office:value-type="string" office:string-value="KS602" calcext:value-type="string">
            <text:p>KS602</text:p>
          </table:table-cell>
          <table:table-cell office:value-type="string" calcext:value-type="string">
            <text:p>K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NE Johnson County</text:p>
          </table:table-cell>
          <table:table-cell office:value-type="string" calcext:value-type="string">
            <text:p>Overland Park, Mission, Leawood</text:p>
          </table:table-cell>
        </table:table-row>
        <table:table-row table:style-name="ro1">
          <table:table-cell table:formula="of:=[.B9]&amp;[.C9]" office:value-type="string" office:string-value="KS603" calcext:value-type="string">
            <text:p>KS603</text:p>
          </table:table-cell>
          <table:table-cell office:value-type="string" calcext:value-type="string">
            <text:p>K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W Johnson County</text:p>
          </table:table-cell>
          <table:table-cell office:value-type="string" calcext:value-type="string">
            <text:p>Olathe, Gardner</text:p>
          </table:table-cell>
        </table:table-row>
        <table:table-row table:style-name="ro1">
          <table:table-cell table:formula="of:=[.B10]&amp;[.C10]" office:value-type="string" office:string-value="KS604" calcext:value-type="string">
            <text:p>KS604</text:p>
          </table:table-cell>
          <table:table-cell office:value-type="string" calcext:value-type="string">
            <text:p>K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E Johnson County</text:p>
          </table:table-cell>
          <table:table-cell office:value-type="string" calcext:value-type="string">
            <text:p>Overland Park, Stilwell</text:p>
          </table:table-cell>
        </table:table-row>
        <table:table-row table:style-name="ro1">
          <table:table-cell table:formula="of:=[.B11]&amp;[.C11]" office:value-type="string" office:string-value="KS700" calcext:value-type="string">
            <text:p>KS700</text:p>
          </table:table-cell>
          <table:table-cell office:value-type="string" calcext:value-type="string">
            <text:p>K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Lawrence</text:p>
          </table:table-cell>
        </table:table-row>
        <table:table-row table:style-name="ro1">
          <table:table-cell table:formula="of:=[.B12]&amp;[.C12]" office:value-type="string" office:string-value="KS801" calcext:value-type="string">
            <text:p>KS801</text:p>
          </table:table-cell>
          <table:table-cell office:value-type="string" calcext:value-type="string">
            <text:p>K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Topeka</text:p>
          </table:table-cell>
          <table:table-cell/>
        </table:table-row>
        <table:table-row table:style-name="ro1">
          <table:table-cell table:formula="of:=[.B13]&amp;[.C13]" office:value-type="string" office:string-value="KS802" calcext:value-type="string">
            <text:p>KS802</text:p>
          </table:table-cell>
          <table:table-cell office:value-type="string" calcext:value-type="string">
            <text:p>K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hawnee County excluding Topeka</text:p>
          </table:table-cell>
          <table:table-cell/>
        </table:table-row>
        <table:table-row table:style-name="ro1">
          <table:table-cell table:formula="of:=[.B14]&amp;[.C14]" office:value-type="string" office:string-value="KS900" calcext:value-type="string">
            <text:p>KS900</text:p>
          </table:table-cell>
          <table:table-cell office:value-type="string" calcext:value-type="string">
            <text:p>K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nterior eastern Kansas</text:p>
          </table:table-cell>
          <table:table-cell office:value-type="string" calcext:value-type="string">
            <text:p>Emporia</text:p>
          </table:table-cell>
        </table:table-row>
        <table:table-row table:style-name="ro1">
          <table:table-cell table:formula="of:=[.B15]&amp;[.C15]" office:value-type="string" office:string-value="KS1000" calcext:value-type="string">
            <text:p>KS1000</text:p>
          </table:table-cell>
          <table:table-cell office:value-type="string" calcext:value-type="string">
            <text:p>K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rior central Kansas</text:p>
          </table:table-cell>
          <table:table-cell office:value-type="string" calcext:value-type="string">
            <text:p>Hutchinson</text:p>
          </table:table-cell>
        </table:table-row>
        <table:table-row table:style-name="ro1">
          <table:table-cell table:formula="of:=[.B16]&amp;[.C16]" office:value-type="string" office:string-value="KS1100" calcext:value-type="string">
            <text:p>KS1100</text:p>
          </table:table-cell>
          <table:table-cell office:value-type="string" calcext:value-type="string">
            <text:p>K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outh-Central Kansas</text:p>
          </table:table-cell>
          <table:table-cell office:value-type="string" calcext:value-type="string">
            <text:p>Great Bend</text:p>
          </table:table-cell>
        </table:table-row>
        <table:table-row table:style-name="ro1">
          <table:table-cell table:formula="of:=[.B17]&amp;[.C17]" office:value-type="string" office:string-value="KS1200" calcext:value-type="string">
            <text:p>KS1200</text:p>
          </table:table-cell>
          <table:table-cell office:value-type="string" calcext:value-type="string">
            <text:p>K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uthwest Kansas</text:p>
          </table:table-cell>
          <table:table-cell/>
        </table:table-row>
        <table:table-row table:style-name="ro1">
          <table:table-cell table:formula="of:=[.B18]&amp;[.C18]" office:value-type="string" office:string-value="KS1301" calcext:value-type="string">
            <text:p>KS1301</text:p>
          </table:table-cell>
          <table:table-cell office:value-type="string" calcext:value-type="string">
            <text:p>KS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Northwest of Wichita</text:p>
          </table:table-cell>
          <table:table-cell office:value-type="string" calcext:value-type="string">
            <text:p>Newton</text:p>
          </table:table-cell>
        </table:table-row>
        <table:table-row table:style-name="ro1">
          <table:table-cell table:formula="of:=[.B19]&amp;[.C19]" office:value-type="string" office:string-value="KS1302" calcext:value-type="string">
            <text:p>KS1302</text:p>
          </table:table-cell>
          <table:table-cell office:value-type="string" calcext:value-type="string">
            <text:p>KS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Northeast of Wichita</text:p>
          </table:table-cell>
          <table:table-cell/>
        </table:table-row>
        <table:table-row table:style-name="ro1">
          <table:table-cell table:formula="of:=[.B20]&amp;[.C20]" office:value-type="string" office:string-value="KS1303" calcext:value-type="string">
            <text:p>KS1303</text:p>
          </table:table-cell>
          <table:table-cell office:value-type="string" calcext:value-type="string">
            <text:p>KS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Wichita</text:p>
          </table:table-cell>
          <table:table-cell/>
        </table:table-row>
        <table:table-row table:style-name="ro1">
          <table:table-cell table:formula="of:=[.B21]&amp;[.C21]" office:value-type="string" office:string-value="KS1304" calcext:value-type="string">
            <text:p>KS1304</text:p>
          </table:table-cell>
          <table:table-cell office:value-type="string" calcext:value-type="string">
            <text:p>KS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South of Wichita</text:p>
          </table:table-cell>
          <table:table-cell/>
        </table:table-row>
        <table:table-row table:style-name="ro1">
          <table:table-cell table:formula="of:=[.B22]&amp;[.C22]" office:value-type="string" office:string-value="KS1400" calcext:value-type="string">
            <text:p>KS1400</text:p>
          </table:table-cell>
          <table:table-cell office:value-type="string" calcext:value-type="string">
            <text:p>K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East-Central Kansas</text:p>
          </table:table-cell>
          <table:table-cell office:value-type="string" calcext:value-type="string">
            <text:p>Fort Scott</text:p>
          </table:table-cell>
        </table:table-row>
        <table:table-row table:style-name="ro1">
          <table:table-cell table:formula="of:=[.B23]&amp;[.C23]" office:value-type="string" office:string-value="KS1500" calcext:value-type="string">
            <text:p>KS1500</text:p>
          </table:table-cell>
          <table:table-cell office:value-type="string" calcext:value-type="string">
            <text:p>K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outheast Kansas</text:p>
          </table:table-cell>
          <table:table-cell office:value-type="string" calcext:value-type="string">
            <text:p>Pittsburg</text:p>
          </table:table-cell>
        </table:table-row>
        <table:table-row table:style-name="ro1">
          <table:table-cell table:formula="of:=[.B24]&amp;[.C24]" office:value-type="string" office:string-value="MO100" calcext:value-type="string">
            <text:p>MO100</text:p>
          </table:table-cell>
          <table:table-cell office:value-type="string" calcext:value-type="string">
            <text:p>M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thwest Missouri</text:p>
          </table:table-cell>
          <table:table-cell/>
        </table:table-row>
        <table:table-row table:style-name="ro1">
          <table:table-cell table:formula="of:=[.B25]&amp;[.C25]" office:value-type="string" office:string-value="MO200" calcext:value-type="string">
            <text:p>MO200</text:p>
          </table:table-cell>
          <table:table-cell office:value-type="string" calcext:value-type="string">
            <text:p>M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th of Kansas City</text:p>
          </table:table-cell>
          <table:table-cell/>
        </table:table-row>
        <table:table-row table:style-name="ro1">
          <table:table-cell table:formula="of:=[.B26]&amp;[.C26]" office:value-type="string" office:string-value="MO300" calcext:value-type="string">
            <text:p>MO300</text:p>
          </table:table-cell>
          <table:table-cell office:value-type="string" calcext:value-type="string">
            <text:p>M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theast Missouri</text:p>
          </table:table-cell>
          <table:table-cell/>
        </table:table-row>
        <table:table-row table:style-name="ro1">
          <table:table-cell table:formula="of:=[.B27]&amp;[.C27]" office:value-type="string" office:string-value="MO400" calcext:value-type="string">
            <text:p>MO400</text:p>
          </table:table-cell>
          <table:table-cell office:value-type="string" calcext:value-type="string">
            <text:p>M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rthwest of St. Louis</text:p>
          </table:table-cell>
          <table:table-cell/>
        </table:table-row>
        <table:table-row table:style-name="ro1">
          <table:table-cell table:formula="of:=[.B28]&amp;[.C28]" office:value-type="string" office:string-value="MO500" calcext:value-type="string">
            <text:p>MO500</text:p>
          </table:table-cell>
          <table:table-cell office:value-type="string" calcext:value-type="string">
            <text:p>M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urrounding Jefferson City</text:p>
          </table:table-cell>
          <table:table-cell office:value-type="string" calcext:value-type="string">
            <text:p>Jefferson City</text:p>
          </table:table-cell>
        </table:table-row>
        <table:table-row table:style-name="ro1">
          <table:table-cell table:formula="of:=[.B29]&amp;[.C29]" office:value-type="string" office:string-value="MO600" calcext:value-type="string">
            <text:p>MO600</text:p>
          </table:table-cell>
          <table:table-cell office:value-type="string" calcext:value-type="string">
            <text:p>M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Columbia</text:p>
          </table:table-cell>
        </table:table-row>
        <table:table-row table:style-name="ro1">
          <table:table-cell table:formula="of:=[.B30]&amp;[.C30]" office:value-type="string" office:string-value="MO700" calcext:value-type="string">
            <text:p>MO700</text:p>
          </table:table-cell>
          <table:table-cell office:value-type="string" calcext:value-type="string">
            <text:p>M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est of Columbia</text:p>
          </table:table-cell>
          <table:table-cell/>
        </table:table-row>
        <table:table-row table:style-name="ro1">
          <table:table-cell table:formula="of:=[.B31]&amp;[.C31]" office:value-type="string" office:string-value="MO800" calcext:value-type="string">
            <text:p>MO800</text:p>
          </table:table-cell>
          <table:table-cell office:value-type="string" calcext:value-type="string">
            <text:p>M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ast of Kansas City</text:p>
          </table:table-cell>
          <table:table-cell/>
        </table:table-row>
        <table:table-row table:style-name="ro1">
          <table:table-cell table:formula="of:=[.B32]&amp;[.C32]" office:value-type="string" office:string-value="MO901" calcext:value-type="string">
            <text:p>MO901</text:p>
          </table:table-cell>
          <table:table-cell office:value-type="string" calcext:value-type="string">
            <text:p>MO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Clay County excluding North Kansas City</text:p>
          </table:table-cell>
          <table:table-cell/>
        </table:table-row>
        <table:table-row table:style-name="ro1">
          <table:table-cell table:formula="of:=[.B33]&amp;[.C33]" office:value-type="string" office:string-value="MO902" calcext:value-type="string">
            <text:p>MO902</text:p>
          </table:table-cell>
          <table:table-cell office:value-type="string" calcext:value-type="string">
            <text:p>MO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North Kansas City, Gladstone</text:p>
          </table:table-cell>
        </table:table-row>
        <table:table-row table:style-name="ro1">
          <table:table-cell table:formula="of:=[.B34]&amp;[.C34]" office:value-type="string" office:string-value="MO903" calcext:value-type="string">
            <text:p>MO903</text:p>
          </table:table-cell>
          <table:table-cell office:value-type="string" calcext:value-type="string">
            <text:p>MO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Platte County</text:p>
          </table:table-cell>
          <table:table-cell/>
        </table:table-row>
        <table:table-row table:style-name="ro1">
          <table:table-cell table:formula="of:=[.B35]&amp;[.C35]" office:value-type="string" office:string-value="MO1001" calcext:value-type="string">
            <text:p>MO1001</text:p>
          </table:table-cell>
          <table:table-cell office:value-type="string" calcext:value-type="string">
            <text:p>MO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Northern Kansas City</text:p>
          </table:table-cell>
          <table:table-cell office:value-type="string" calcext:value-type="string">
            <text:p>Midtown, downtown Kansas city</text:p>
          </table:table-cell>
        </table:table-row>
        <table:table-row table:style-name="ro1">
          <table:table-cell table:formula="of:=[.B36]&amp;[.C36]" office:value-type="string" office:string-value="MO1002" calcext:value-type="string">
            <text:p>MO1002</text:p>
          </table:table-cell>
          <table:table-cell office:value-type="string" calcext:value-type="string">
            <text:p>MO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Central Jackson County</text:p>
          </table:table-cell>
          <table:table-cell office:value-type="string" calcext:value-type="string">
            <text:p>Independence</text:p>
          </table:table-cell>
        </table:table-row>
        <table:table-row table:style-name="ro1">
          <table:table-cell table:formula="of:=[.B37]&amp;[.C37]" office:value-type="string" office:string-value="MO1003" calcext:value-type="string">
            <text:p>MO1003</text:p>
          </table:table-cell>
          <table:table-cell office:value-type="string" calcext:value-type="string">
            <text:p>MO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astern Jackson County</text:p>
          </table:table-cell>
          <table:table-cell office:value-type="string" calcext:value-type="string">
            <text:p>Blue Springs</text:p>
          </table:table-cell>
        </table:table-row>
        <table:table-row table:style-name="ro1">
          <table:table-cell table:formula="of:=[.B38]&amp;[.C38]" office:value-type="string" office:string-value="MO1004" calcext:value-type="string">
            <text:p>MO1004</text:p>
          </table:table-cell>
          <table:table-cell office:value-type="string" calcext:value-type="string">
            <text:p>MO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outh-Central Jackson County</text:p>
          </table:table-cell>
          <table:table-cell office:value-type="string" calcext:value-type="string">
            <text:p>Lee's Summit</text:p>
          </table:table-cell>
        </table:table-row>
        <table:table-row table:style-name="ro1">
          <table:table-cell table:formula="of:=[.B39]&amp;[.C39]" office:value-type="string" office:string-value="MO1005" calcext:value-type="string">
            <text:p>MO1005</text:p>
          </table:table-cell>
          <table:table-cell office:value-type="string" calcext:value-type="string">
            <text:p>MO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Southern Kansas City</text:p>
          </table:table-cell>
          <table:table-cell/>
        </table:table-row>
        <table:table-row table:style-name="ro1">
          <table:table-cell table:formula="of:=[.B40]&amp;[.C40]" office:value-type="string" office:string-value="MO1100" calcext:value-type="string">
            <text:p>MO1100</text:p>
          </table:table-cell>
          <table:table-cell office:value-type="string" calcext:value-type="string">
            <text:p>M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outh of Kansas City</text:p>
          </table:table-cell>
          <table:table-cell/>
        </table:table-row>
        <table:table-row table:style-name="ro1">
          <table:table-cell table:formula="of:=[.B41]&amp;[.C41]" office:value-type="string" office:string-value="MO1200" calcext:value-type="string">
            <text:p>MO1200</text:p>
          </table:table-cell>
          <table:table-cell office:value-type="string" calcext:value-type="string">
            <text:p>M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West-Central Missouri</text:p>
          </table:table-cell>
          <table:table-cell/>
        </table:table-row>
        <table:table-row table:style-name="ro1">
          <table:table-cell table:formula="of:=[.B42]&amp;[.C42]" office:value-type="string" office:string-value="MO1300" calcext:value-type="string">
            <text:p>MO1300</text:p>
          </table:table-cell>
          <table:table-cell office:value-type="string" calcext:value-type="string">
            <text:p>M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Western interior Missouri</text:p>
          </table:table-cell>
          <table:table-cell/>
        </table:table-row>
        <table:table-row table:style-name="ro1">
          <table:table-cell table:formula="of:=[.B43]&amp;[.C43]" office:value-type="string" office:string-value="MO1400" calcext:value-type="string">
            <text:p>MO1400</text:p>
          </table:table-cell>
          <table:table-cell office:value-type="string" calcext:value-type="string">
            <text:p>M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entral Missouri</text:p>
          </table:table-cell>
          <table:table-cell/>
        </table:table-row>
        <table:table-row table:style-name="ro1">
          <table:table-cell table:formula="of:=[.B44]&amp;[.C44]" office:value-type="string" office:string-value="MO1500" calcext:value-type="string">
            <text:p>MO1500</text:p>
          </table:table-cell>
          <table:table-cell office:value-type="string" calcext:value-type="string">
            <text:p>M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entral Missouri</text:p>
          </table:table-cell>
          <table:table-cell/>
        </table:table-row>
        <table:table-row table:style-name="ro1">
          <table:table-cell table:formula="of:=[.B45]&amp;[.C45]" office:value-type="string" office:string-value="MO1600" calcext:value-type="string">
            <text:p>MO1600</text:p>
          </table:table-cell>
          <table:table-cell office:value-type="string" calcext:value-type="string">
            <text:p>M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outhwest of St. Louis</text:p>
          </table:table-cell>
          <table:table-cell/>
        </table:table-row>
        <table:table-row table:style-name="ro1">
          <table:table-cell table:formula="of:=[.B46]&amp;[.C46]" office:value-type="string" office:string-value="MO1701" calcext:value-type="string">
            <text:p>MO1701</text:p>
          </table:table-cell>
          <table:table-cell office:value-type="string" calcext:value-type="string">
            <text:p>MO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St. Charles County</text:p>
          </table:table-cell>
          <table:table-cell/>
        </table:table-row>
        <table:table-row table:style-name="ro1">
          <table:table-cell table:formula="of:=[.B47]&amp;[.C47]" office:value-type="string" office:string-value="MO1702" calcext:value-type="string">
            <text:p>MO1702</text:p>
          </table:table-cell>
          <table:table-cell office:value-type="string" calcext:value-type="string">
            <text:p>MO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t. Charles County</text:p>
          </table:table-cell>
          <table:table-cell/>
        </table:table-row>
        <table:table-row table:style-name="ro1">
          <table:table-cell table:formula="of:=[.B48]&amp;[.C48]" office:value-type="string" office:string-value="MO1703" calcext:value-type="string">
            <text:p>MO1703</text:p>
          </table:table-cell>
          <table:table-cell office:value-type="string" calcext:value-type="string">
            <text:p>MO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t. Charles County</text:p>
          </table:table-cell>
          <table:table-cell/>
        </table:table-row>
        <table:table-row table:style-name="ro1">
          <table:table-cell table:formula="of:=[.B49]&amp;[.C49]" office:value-type="string" office:string-value="MO1801" calcext:value-type="string">
            <text:p>MO1801</text:p>
          </table:table-cell>
          <table:table-cell office:value-type="string" calcext:value-type="string">
            <text:p>MO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0]&amp;[.C50]" office:value-type="string" office:string-value="MO1802" calcext:value-type="string">
            <text:p>MO1802</text:p>
          </table:table-cell>
          <table:table-cell office:value-type="string" calcext:value-type="string">
            <text:p>MO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1]&amp;[.C51]" office:value-type="string" office:string-value="MO1803" calcext:value-type="string">
            <text:p>MO1803</text:p>
          </table:table-cell>
          <table:table-cell office:value-type="string" calcext:value-type="string">
            <text:p>MO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2]&amp;[.C52]" office:value-type="string" office:string-value="MO1804" calcext:value-type="string">
            <text:p>MO1804</text:p>
          </table:table-cell>
          <table:table-cell office:value-type="string" calcext:value-type="string">
            <text:p>MO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3]&amp;[.C53]" office:value-type="string" office:string-value="MO1805" calcext:value-type="string">
            <text:p>MO1805</text:p>
          </table:table-cell>
          <table:table-cell office:value-type="string" calcext:value-type="string">
            <text:p>MO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4]&amp;[.C54]" office:value-type="string" office:string-value="MO1806" calcext:value-type="string">
            <text:p>MO1806</text:p>
          </table:table-cell>
          <table:table-cell office:value-type="string" calcext:value-type="string">
            <text:p>MO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5]&amp;[.C55]" office:value-type="string" office:string-value="MO1807" calcext:value-type="string">
            <text:p>MO1807</text:p>
          </table:table-cell>
          <table:table-cell office:value-type="string" calcext:value-type="string">
            <text:p>MO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6]&amp;[.C56]" office:value-type="string" office:string-value="MO1808" calcext:value-type="string">
            <text:p>MO1808</text:p>
          </table:table-cell>
          <table:table-cell office:value-type="string" calcext:value-type="string">
            <text:p>MO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table:formula="of:=[.B57]&amp;[.C57]" office:value-type="string" office:string-value="MO1901" calcext:value-type="string">
            <text:p>MO1901</text:p>
          </table:table-cell>
          <table:table-cell office:value-type="string" calcext:value-type="string">
            <text:p>MO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North St. Louis</text:p>
          </table:table-cell>
          <table:table-cell/>
        </table:table-row>
        <table:table-row table:style-name="ro1">
          <table:table-cell table:formula="of:=[.B58]&amp;[.C58]" office:value-type="string" office:string-value="MO1902" calcext:value-type="string">
            <text:p>MO1902</text:p>
          </table:table-cell>
          <table:table-cell office:value-type="string" calcext:value-type="string">
            <text:p>MO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South St. Louis</text:p>
          </table:table-cell>
          <table:table-cell/>
        </table:table-row>
        <table:table-row table:style-name="ro1">
          <table:table-cell table:formula="of:=[.B59]&amp;[.C59]" office:value-type="string" office:string-value="MO2001" calcext:value-type="string">
            <text:p>MO2001</text:p>
          </table:table-cell>
          <table:table-cell office:value-type="string" calcext:value-type="string">
            <text:p>M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orth Jefferson County</text:p>
          </table:table-cell>
          <table:table-cell/>
        </table:table-row>
        <table:table-row table:style-name="ro1">
          <table:table-cell table:formula="of:=[.B60]&amp;[.C60]" office:value-type="string" office:string-value="MO2002" calcext:value-type="string">
            <text:p>MO2002</text:p>
          </table:table-cell>
          <table:table-cell office:value-type="string" calcext:value-type="string">
            <text:p>M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outh Jefferson County</text:p>
          </table:table-cell>
          <table:table-cell/>
        </table:table-row>
        <table:table-row table:style-name="ro1">
          <table:table-cell table:formula="of:=[.B61]&amp;[.C61]" office:value-type="string" office:string-value="MO2100" calcext:value-type="string">
            <text:p>MO2100</text:p>
          </table:table-cell>
          <table:table-cell office:value-type="string" calcext:value-type="string">
            <text:p>M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South of St. Louis</text:p>
          </table:table-cell>
          <table:table-cell/>
        </table:table-row>
        <table:table-row table:style-name="ro1">
          <table:table-cell table:formula="of:=[.B62]&amp;[.C62]" office:value-type="string" office:string-value="MO2200" calcext:value-type="string">
            <text:p>MO2200</text:p>
          </table:table-cell>
          <table:table-cell office:value-type="string" calcext:value-type="string">
            <text:p>M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Southeast Missouri</text:p>
          </table:table-cell>
          <table:table-cell/>
        </table:table-row>
        <table:table-row table:style-name="ro1">
          <table:table-cell table:formula="of:=[.B63]&amp;[.C63]" office:value-type="string" office:string-value="MO2300" calcext:value-type="string">
            <text:p>MO2300</text:p>
          </table:table-cell>
          <table:table-cell office:value-type="string" calcext:value-type="string">
            <text:p>M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outheast Missouri</text:p>
          </table:table-cell>
          <table:table-cell/>
        </table:table-row>
        <table:table-row table:style-name="ro1">
          <table:table-cell table:formula="of:=[.B64]&amp;[.C64]" office:value-type="string" office:string-value="MO2400" calcext:value-type="string">
            <text:p>MO2400</text:p>
          </table:table-cell>
          <table:table-cell office:value-type="string" calcext:value-type="string">
            <text:p>M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outheast Missouri</text:p>
          </table:table-cell>
          <table:table-cell/>
        </table:table-row>
        <table:table-row table:style-name="ro1">
          <table:table-cell table:formula="of:=[.B65]&amp;[.C65]" office:value-type="string" office:string-value="MO2500" calcext:value-type="string">
            <text:p>MO2500</text:p>
          </table:table-cell>
          <table:table-cell office:value-type="string" calcext:value-type="string">
            <text:p>M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outh-Central Missouri</text:p>
          </table:table-cell>
          <table:table-cell/>
        </table:table-row>
        <table:table-row table:style-name="ro1">
          <table:table-cell table:formula="of:=[.B66]&amp;[.C66]" office:value-type="string" office:string-value="MO2601" calcext:value-type="string">
            <text:p>MO2601</text:p>
          </table:table-cell>
          <table:table-cell office:value-type="string" calcext:value-type="string">
            <text:p>MO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Surrounding Springfield</text:p>
          </table:table-cell>
          <table:table-cell/>
        </table:table-row>
        <table:table-row table:style-name="ro1">
          <table:table-cell table:formula="of:=[.B67]&amp;[.C67]" office:value-type="string" office:string-value="MO2602" calcext:value-type="string">
            <text:p>MO2602</text:p>
          </table:table-cell>
          <table:table-cell office:value-type="string" calcext:value-type="string">
            <text:p>MO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North Springfield</text:p>
          </table:table-cell>
          <table:table-cell/>
        </table:table-row>
        <table:table-row table:style-name="ro1">
          <table:table-cell table:formula="of:=[.B68]&amp;[.C68]" office:value-type="string" office:string-value="MO2603" calcext:value-type="string">
            <text:p>MO2603</text:p>
          </table:table-cell>
          <table:table-cell office:value-type="string" calcext:value-type="string">
            <text:p>MO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South Springfield</text:p>
          </table:table-cell>
          <table:table-cell/>
        </table:table-row>
        <table:table-row table:style-name="ro1">
          <table:table-cell table:formula="of:=[.B69]&amp;[.C69]" office:value-type="string" office:string-value="MO2700" calcext:value-type="string">
            <text:p>MO2700</text:p>
          </table:table-cell>
          <table:table-cell office:value-type="string" calcext:value-type="string">
            <text:p>M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Southwest Missouri</text:p>
          </table:table-cell>
          <table:table-cell/>
        </table:table-row>
        <table:table-row table:style-name="ro1">
          <table:table-cell table:formula="of:=[.B70]&amp;[.C70]" office:value-type="string" office:string-value="MO2800" calcext:value-type="string">
            <text:p>MO2800</text:p>
          </table:table-cell>
          <table:table-cell office:value-type="string" calcext:value-type="string">
            <text:p>M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Southwest Missouri</text:p>
          </table:table-cell>
          <table:table-cell/>
        </table:table-row>
      </table:table>
      <table:named-expressions/>
      <table:database-ranges>
        <table:database-range table:name="__Anonymous_Sheet_DB__0" table:target-range-address="Summary.A4:Summary.I77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1:44:46.364651095</meta:creation-date>
    <dc:date>2018-12-07T11:55:04.671011137</dc:date>
    <meta:editing-duration>PT10M16S</meta:editing-duration>
    <meta:editing-cycles>7</meta:editing-cycles>
    <meta:generator>LibreOffice/4.3.4.1$MacOSX_X86_64 LibreOffice_project/bc356b2f991740509f321d70e4512a6a54c5f243</meta:generator>
    <meta:document-statistic meta:table-count="2" meta:cell-count="897" meta:object-count="0"/>
  </office:meta>
</office:document-meta>
</file>